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0pt" fo:language="en" fo:country="US" style:font-size-asian="10pt" style:font-size-complex="10pt"/>
    </style:style>
    <style:style style:name="P2" style:family="paragraph" style:parent-style-name="Standard">
      <style:text-properties style:font-name="Liberation Sans1" fo:font-size="10pt" fo:language="en" fo:country="US" officeooo:rsid="005c1065" officeooo:paragraph-rsid="005c1065" style:font-size-asian="10pt" style:font-size-complex="10pt"/>
    </style:style>
    <style:style style:name="P3" style:family="paragraph" style:parent-style-name="Standard">
      <style:text-properties style:font-name="Liberation Sans1" fo:font-size="10pt" fo:language="en" fo:country="US" officeooo:paragraph-rsid="0069ece3" style:font-size-asian="10pt" style:font-size-complex="10pt"/>
    </style:style>
    <style:style style:name="P4" style:family="paragraph" style:parent-style-name="Standard">
      <style:text-properties style:font-name="Liberation Sans1" fo:font-size="10pt" fo:language="en" fo:country="US" officeooo:rsid="00114b91" officeooo:paragraph-rsid="0032f0e7" style:font-size-asian="10pt" style:font-size-complex="10pt"/>
    </style:style>
    <style:style style:name="P5" style:family="paragraph" style:parent-style-name="Standard">
      <style:text-properties style:font-name="Liberation Sans1" fo:font-size="10pt" fo:language="en" fo:country="US" officeooo:rsid="00114b91" officeooo:paragraph-rsid="0011f110" style:font-size-asian="10pt" style:font-size-complex="10pt"/>
    </style:style>
    <style:style style:name="P6" style:family="paragraph" style:parent-style-name="Standard">
      <style:text-properties style:font-name="Liberation Sans1" fo:font-size="10pt" fo:language="en" fo:country="US" officeooo:rsid="00114b91" officeooo:paragraph-rsid="001d2303" style:font-size-asian="10pt" style:font-size-complex="10pt"/>
    </style:style>
    <style:style style:name="P7" style:family="paragraph" style:parent-style-name="Standard">
      <style:text-properties style:font-name="Liberation Sans1" fo:font-size="10pt" fo:language="en" fo:country="US" officeooo:rsid="00114b91" officeooo:paragraph-rsid="00135142" style:font-size-asian="10pt" style:font-size-complex="10pt"/>
    </style:style>
    <style:style style:name="P8" style:family="paragraph" style:parent-style-name="Standard">
      <style:text-properties style:font-name="Liberation Sans1" fo:font-size="10pt" fo:language="en" fo:country="US" officeooo:rsid="00114b91" officeooo:paragraph-rsid="0060739a" style:font-size-asian="10pt" style:font-size-complex="10pt"/>
    </style:style>
    <style:style style:name="P9" style:family="paragraph" style:parent-style-name="Standard">
      <style:text-properties style:font-name="Liberation Sans1" fo:font-size="10pt" fo:language="en" fo:country="US" officeooo:rsid="00114b91" officeooo:paragraph-rsid="003b9ac0" style:font-size-asian="10pt" style:font-size-complex="10pt"/>
    </style:style>
    <style:style style:name="P10" style:family="paragraph" style:parent-style-name="Standard">
      <style:text-properties style:font-name="Liberation Sans1" fo:font-size="10pt" fo:language="en" fo:country="US" officeooo:rsid="00114b91" officeooo:paragraph-rsid="0130ea1f" style:font-size-asian="10pt" style:font-size-complex="10pt"/>
    </style:style>
    <style:style style:name="P11" style:family="paragraph" style:parent-style-name="Standard">
      <style:text-properties style:font-name="Liberation Sans1" fo:font-size="10pt" fo:language="en" fo:country="US" officeooo:rsid="00114b91" officeooo:paragraph-rsid="0134119b" style:font-size-asian="10pt" style:font-size-complex="10pt"/>
    </style:style>
    <style:style style:name="P12" style:family="paragraph" style:parent-style-name="Standard">
      <style:text-properties style:font-name="Liberation Sans1" fo:font-size="10pt" fo:language="en" fo:country="US" officeooo:rsid="0054c479" officeooo:paragraph-rsid="0054c479" style:font-size-asian="10pt" style:font-size-complex="10pt"/>
    </style:style>
    <style:style style:name="P13" style:family="paragraph" style:parent-style-name="Standard">
      <style:text-properties style:font-name="Liberation Sans1" fo:font-size="10pt" fo:language="en" fo:country="US" officeooo:paragraph-rsid="005b1887" style:font-size-asian="10pt" style:font-size-complex="10pt"/>
    </style:style>
    <style:style style:name="P14" style:family="paragraph" style:parent-style-name="Standard">
      <style:text-properties style:font-name="Liberation Sans1" fo:font-size="10pt" fo:language="en" fo:country="US" officeooo:rsid="00987bcd" officeooo:paragraph-rsid="00987bcd" style:font-size-asian="10pt" style:font-size-complex="10pt"/>
    </style:style>
    <style:style style:name="P15" style:family="paragraph" style:parent-style-name="Standard">
      <style:text-properties style:font-name="Liberation Sans1" fo:font-size="10pt" fo:language="en" fo:country="US" officeooo:paragraph-rsid="00987bcd" style:font-size-asian="10pt" style:font-size-complex="10pt"/>
    </style:style>
    <style:style style:name="P16" style:family="paragraph" style:parent-style-name="Standard">
      <style:text-properties style:font-name="Liberation Sans1" fo:font-size="10pt" fo:language="en" fo:country="US" officeooo:paragraph-rsid="00b10780" style:font-size-asian="10pt" style:font-size-complex="10pt"/>
    </style:style>
    <style:style style:name="P17" style:family="paragraph" style:parent-style-name="Standard">
      <style:text-properties style:font-name="Liberation Sans1" fo:font-size="10pt" fo:language="en" fo:country="US" officeooo:paragraph-rsid="00b5ac80" style:font-size-asian="10pt" style:font-size-complex="10pt"/>
    </style:style>
    <style:style style:name="P18" style:family="paragraph" style:parent-style-name="Standard">
      <style:text-properties style:font-name="Liberation Sans1" fo:font-size="10pt" fo:language="en" fo:country="US" officeooo:paragraph-rsid="00d14837" style:font-size-asian="10pt" style:font-size-complex="10pt"/>
    </style:style>
    <style:style style:name="P19" style:family="paragraph" style:parent-style-name="Standard">
      <style:text-properties style:font-name="Liberation Sans1" fo:font-size="10pt" fo:language="en" fo:country="US" officeooo:paragraph-rsid="00efb16a" style:font-size-asian="10pt" style:font-size-complex="10pt"/>
    </style:style>
    <style:style style:name="P20" style:family="paragraph" style:parent-style-name="Standard">
      <style:text-properties style:font-name="Liberation Sans1" fo:font-size="10pt" fo:language="en" fo:country="US" officeooo:paragraph-rsid="00efc30f" style:font-size-asian="10pt" style:font-size-complex="10pt"/>
    </style:style>
    <style:style style:name="P21" style:family="paragraph" style:parent-style-name="Standard">
      <style:text-properties style:font-name="Liberation Sans1" fo:font-size="10pt" fo:language="en" fo:country="US" officeooo:paragraph-rsid="012e4e51" style:font-size-asian="10pt" style:font-size-complex="10pt"/>
    </style:style>
    <style:style style:name="P22" style:family="paragraph" style:parent-style-name="Standard">
      <style:text-properties style:font-name="Liberation Sans1" fo:font-size="10pt" fo:language="en" fo:country="US" officeooo:rsid="012eb4e9" officeooo:paragraph-rsid="012eb4e9" style:font-size-asian="10pt" style:font-size-complex="10pt"/>
    </style:style>
    <style:style style:name="P23" style:family="paragraph" style:parent-style-name="Standard">
      <style:text-properties style:font-name="Liberation Sans1" fo:font-size="10pt" fo:language="en" fo:country="US" officeooo:paragraph-rsid="0134119b" style:font-size-asian="10pt" style:font-size-complex="10pt"/>
    </style:style>
    <style:style style:name="P24" style:family="paragraph" style:parent-style-name="Standard">
      <style:text-properties style:font-name="Liberation Sans1" fo:font-size="10pt" fo:language="en" fo:country="US" officeooo:rsid="001129a8" officeooo:paragraph-rsid="0100c081" style:font-size-asian="10pt" style:font-size-complex="10pt"/>
    </style:style>
    <style:style style:name="P25" style:family="paragraph" style:parent-style-name="Standard">
      <style:text-properties style:font-name="Liberation Sans1" fo:font-size="10pt" fo:language="en" fo:country="US" officeooo:rsid="001129a8" officeooo:paragraph-rsid="0134119b" style:font-size-asian="10pt" style:font-size-complex="10pt"/>
    </style:style>
    <style:style style:name="P26" style:family="paragraph" style:parent-style-name="Standard">
      <style:text-properties style:font-name="Liberation Sans1" fo:font-size="10pt" fo:language="en" fo:country="US" officeooo:paragraph-rsid="01366997" style:font-size-asian="10pt" style:font-size-complex="10pt"/>
    </style:style>
    <style:style style:name="P27" style:family="paragraph" style:parent-style-name="Standard">
      <style:text-properties style:font-name="Liberation Sans1" fo:font-size="10pt" fo:language="en" fo:country="US" officeooo:rsid="0022982b" officeooo:paragraph-rsid="0130ea1f" style:font-size-asian="10pt" style:font-size-complex="10pt"/>
    </style:style>
    <style:style style:name="P28" style:family="paragraph" style:parent-style-name="Standard">
      <style:text-properties style:font-name="Liberation Sans1" fo:font-size="10pt" fo:language="en" fo:country="US" officeooo:paragraph-rsid="007941e1" style:font-size-asian="10pt" style:font-size-complex="10pt"/>
    </style:style>
    <style:style style:name="P29" style:family="paragraph" style:parent-style-name="Standard">
      <style:text-properties style:font-name="Liberation Sans1" fo:font-size="10pt" fo:language="en" fo:country="US" officeooo:paragraph-rsid="0054c479" style:font-size-asian="10pt" style:font-size-complex="10pt"/>
    </style:style>
    <style:style style:name="P30" style:family="paragraph" style:parent-style-name="Standard">
      <style:text-properties style:font-name="Liberation Sans1" fo:font-size="10pt" fo:language="en" fo:country="US" officeooo:rsid="00583896" officeooo:paragraph-rsid="00583896" style:font-size-asian="10pt" style:font-size-complex="10pt"/>
    </style:style>
    <style:style style:name="P31" style:family="paragraph" style:parent-style-name="Standard">
      <style:text-properties style:font-name="Liberation Sans1" fo:font-size="10pt" fo:language="en" fo:country="US" fo:font-weight="normal" officeooo:rsid="005b1887" officeooo:paragraph-rsid="005b1887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Liberation Sans1" fo:font-size="10pt" fo:language="en" fo:country="US" fo:font-weight="normal" officeooo:rsid="007f8963" officeooo:paragraph-rsid="0103cf83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Liberation Sans1" fo:font-size="10pt" fo:language="en" fo:country="US" fo:font-weight="normal" officeooo:rsid="007f8963" officeooo:paragraph-rsid="013fe9ec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Liberation Sans1" fo:font-size="10pt" fo:language="en" fo:country="US" fo:font-weight="normal" officeooo:rsid="00938b8a" officeooo:paragraph-rsid="013fe9ec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Liberation Sans1" fo:font-size="10pt" fo:language="en" fo:country="US" fo:font-weight="normal" officeooo:rsid="0139ad5f" officeooo:paragraph-rsid="0139ad5f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Liberation Sans1" fo:font-size="10pt" fo:language="en" fo:country="US" fo:font-weight="normal" officeooo:rsid="00921dfb" officeooo:paragraph-rsid="013fe9ec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Liberation Sans1" fo:font-size="10pt" fo:language="en" fo:country="US" style:font-size-asian="8.75pt" style:font-size-complex="10pt"/>
    </style:style>
    <style:style style:name="P39" style:family="paragraph" style:parent-style-name="Standard">
      <style:text-properties style:font-name="Liberation Sans1" fo:font-size="10pt" fo:language="en" fo:country="US" fo:font-weight="bold" officeooo:rsid="007f8963" officeooo:paragraph-rsid="0103cf83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Liberation Sans1" fo:font-size="10pt" fo:language="en" fo:country="US" fo:font-weight="bold" officeooo:rsid="007f8963" officeooo:paragraph-rsid="013fe9ec" style:font-size-asian="10pt" style:font-weight-asian="bold" style:font-size-complex="10pt" style:font-weight-complex="bold"/>
    </style:style>
    <style:style style:name="P41" style:family="paragraph" style:parent-style-name="Standard">
      <style:text-properties style:font-name="Liberation Sans1" fo:font-size="10pt" fo:language="en" fo:country="US" fo:font-weight="bold" officeooo:rsid="0139ad5f" officeooo:paragraph-rsid="007e53ff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Liberation Sans1" fo:font-size="10pt" fo:language="en" fo:country="US" fo:font-weight="bold" officeooo:rsid="013bbfd8" officeooo:paragraph-rsid="013bbfd8" style:font-size-asian="10pt" style:font-weight-asian="bold" style:font-size-complex="10pt" style:font-weight-complex="bold"/>
    </style:style>
    <style:style style:name="P43" style:family="paragraph" style:parent-style-name="Standard">
      <style:text-properties style:font-name="Liberation Sans1" fo:font-size="10pt" fo:language="en" fo:country="US" fo:font-weight="bold" officeooo:rsid="007f8963" officeooo:paragraph-rsid="013fe9ec" style:font-size-asian="8.75pt" style:font-weight-asian="bold" style:font-size-complex="10pt" style:font-weight-complex="bold"/>
    </style:style>
    <style:style style:name="P44" style:family="paragraph" style:parent-style-name="Standard">
      <style:text-properties style:font-name="Liberation Sans1" fo:font-size="10pt" fo:language="en" fo:country="US" fo:font-weight="bold" officeooo:rsid="00766443" officeooo:paragraph-rsid="013bf727" style:font-size-asian="8.75pt" style:font-weight-asian="bold" style:font-size-complex="10pt" style:font-weight-complex="bold"/>
    </style:style>
    <style:style style:name="P45" style:family="paragraph" style:parent-style-name="Standard">
      <style:text-properties style:font-name="Liberation Sans1" fo:font-size="10pt" officeooo:paragraph-rsid="01340ac9" style:font-size-asian="10pt" style:font-size-complex="10pt"/>
    </style:style>
    <style:style style:name="P46" style:family="paragraph" style:parent-style-name="Standard">
      <style:text-properties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Liberation Sans1" fo:font-size="12pt" fo:language="en" fo:country="US" fo:font-weight="bold" officeooo:paragraph-rsid="00510c2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ans1" fo:font-size="12pt" fo:language="en" fo:country="US" fo:font-weight="bold" officeooo:rsid="004dcd95" officeooo:paragraph-rsid="00104f1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break-before="page"/>
      <style:text-properties style:font-name="Liberation Sans1" fo:font-size="12pt" fo:language="en" fo:country="US" fo:font-weight="bold" officeooo:rsid="00104f1f" officeooo:paragraph-rsid="00524a1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3fe9ec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ans1" fo:font-size="12pt" fo:language="en" fo:country="US" fo:font-weight="bold" officeooo:rsid="007f8963" officeooo:paragraph-rsid="013fe9ec" style:font-size-asian="12pt" style:font-weight-asian="bold" style:font-size-complex="12pt" style:font-weight-complex="bold"/>
    </style:style>
    <style:style style:name="P5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66443" officeooo:paragraph-rsid="013bf727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ans1" fo:font-size="12pt" fo:language="en" fo:country="US" fo:font-weight="bold" officeooo:rsid="00524a1d" officeooo:paragraph-rsid="00524a1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break-before="page"/>
      <style:text-properties style:font-name="Liberation Sans1" fo:font-size="12pt" fo:language="en" fo:country="US" fo:font-weight="bold" officeooo:rsid="00524a1d" officeooo:paragraph-rsid="00524a1d" style:font-size-asian="10.5pt" style:font-weight-asian="bold" style:font-size-complex="12pt" style:font-weight-complex="bold"/>
    </style:style>
    <style:style style:name="P55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fo:font-weight="bold" officeooo:rsid="00524a1d" officeooo:paragraph-rsid="005b1887" style:font-size-asian="10.5pt" style:font-weight-asian="bold" style:font-size-complex="12pt" style:font-weight-complex="bold"/>
    </style:style>
    <style:style style:name="P56" style:family="paragraph" style:parent-style-name="Standard">
      <style:text-properties style:font-name="Liberation Sans1" fo:font-size="12pt" fo:language="en" fo:country="US" fo:font-weight="normal" officeooo:rsid="00524a1d" officeooo:paragraph-rsid="005b1887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style:paragraph-properties style:page-number="auto" fo:break-before="column"/>
      <style:text-properties style:font-name="Liberation Sans1" fo:font-size="12pt" fo:language="en" fo:country="US" officeooo:rsid="00104f1f" officeooo:paragraph-rsid="00524a1d" style:font-size-asian="12pt" style:font-size-complex="12pt"/>
    </style:style>
    <style:style style:name="P58" style:family="paragraph" style:parent-style-name="Standard">
      <style:text-properties style:text-position="0% 100%" style:font-name="Liberation Sans1" fo:font-size="10pt" fo:language="en" fo:country="US" officeooo:rsid="00104f1f" officeooo:paragraph-rsid="0032f0e7" style:font-size-asian="10pt" style:font-size-complex="10pt"/>
    </style:style>
    <style:style style:name="P59" style:family="paragraph" style:parent-style-name="Standard">
      <style:text-properties style:text-position="0% 100%" style:font-name="Liberation Sans1" fo:font-size="10pt" fo:language="en" fo:country="US" officeooo:rsid="00104f1f" officeooo:paragraph-rsid="00104f1f" style:font-size-asian="10pt" style:font-size-complex="10pt"/>
    </style:style>
    <style:style style:name="P60" style:family="paragraph" style:parent-style-name="Standard">
      <style:text-properties style:text-position="0% 100%" style:font-name="Liberation Sans1" fo:font-size="10pt" fo:language="en" fo:country="US" officeooo:rsid="00114b91" officeooo:paragraph-rsid="0032f0e7" style:font-size-asian="10pt" style:font-size-complex="10pt"/>
    </style:style>
    <style:style style:name="P61" style:family="paragraph" style:parent-style-name="Standard">
      <style:text-properties style:text-position="0% 100%" style:font-name="Liberation Sans1" fo:font-size="10pt" fo:language="en" fo:country="US" officeooo:rsid="00114b91" officeooo:paragraph-rsid="00114b91" style:font-size-asian="10pt" style:font-size-complex="10pt"/>
    </style:style>
    <style:style style:name="P62" style:family="paragraph" style:parent-style-name="Standard">
      <style:text-properties style:text-position="0% 100%" style:font-name="Liberation Sans1" fo:font-size="10pt" fo:language="en" fo:country="US" officeooo:rsid="00114b91" officeooo:paragraph-rsid="0011f110" style:font-size-asian="10pt" style:font-size-complex="10pt"/>
    </style:style>
    <style:style style:name="P63" style:family="paragraph" style:parent-style-name="Standard">
      <style:text-properties style:text-position="0% 100%" style:font-name="Liberation Sans1" fo:font-size="10pt" fo:language="en" fo:country="US" officeooo:rsid="00114b91" officeooo:paragraph-rsid="00c6c305" style:font-size-asian="10pt" style:font-size-complex="10pt"/>
    </style:style>
    <style:style style:name="P64" style:family="paragraph" style:parent-style-name="Standard">
      <style:text-properties style:text-position="0% 100%" style:font-name="Liberation Sans1" fo:font-size="10pt" fo:language="en" fo:country="US" officeooo:rsid="00114b91" officeooo:paragraph-rsid="01086f43" style:font-size-asian="10pt" style:font-size-complex="10pt"/>
    </style:style>
    <style:style style:name="P65" style:family="paragraph" style:parent-style-name="Standard">
      <style:text-properties style:text-position="0% 100%" style:font-name="Liberation Sans1" fo:font-size="10pt" fo:language="en" fo:country="US" officeooo:rsid="00114b91" officeooo:paragraph-rsid="0134119b" style:font-size-asian="10pt" style:font-size-complex="10pt"/>
    </style:style>
    <style:style style:name="P66" style:family="paragraph" style:parent-style-name="Standard">
      <style:text-properties style:text-position="0% 100%" style:font-name="Liberation Sans1" fo:font-size="10pt" fo:language="en" fo:country="US" officeooo:rsid="0011f110" officeooo:paragraph-rsid="0032f0e7" style:font-size-asian="10pt" style:font-size-complex="10pt"/>
    </style:style>
    <style:style style:name="P67" style:family="paragraph" style:parent-style-name="Standard">
      <style:text-properties style:text-position="0% 100%" style:font-name="Liberation Sans1" fo:font-size="10pt" fo:language="en" fo:country="US" officeooo:rsid="0011f110" officeooo:paragraph-rsid="0011f110" style:font-size-asian="10pt" style:font-size-complex="10pt"/>
    </style:style>
    <style:style style:name="P68" style:family="paragraph" style:parent-style-name="Standard">
      <style:text-properties style:text-position="0% 100%" style:font-name="Liberation Sans1" fo:font-size="10pt" fo:language="en" fo:country="US" officeooo:rsid="001d2303" style:font-size-asian="10pt" style:font-size-complex="10pt"/>
    </style:style>
    <style:style style:name="P69" style:family="paragraph" style:parent-style-name="Standard">
      <style:text-properties style:text-position="0% 100%" style:font-name="Liberation Sans1" fo:font-size="10pt" fo:language="en" fo:country="US" officeooo:rsid="001d2303" officeooo:paragraph-rsid="0032f0e7" style:font-size-asian="10pt" style:font-size-complex="10pt"/>
    </style:style>
    <style:style style:name="P70" style:family="paragraph" style:parent-style-name="Standard">
      <style:text-properties style:text-position="0% 100%" style:font-name="Liberation Sans1" fo:font-size="10pt" fo:language="en" fo:country="US" officeooo:rsid="001d2303" officeooo:paragraph-rsid="001d2303" style:font-size-asian="10pt" style:font-size-complex="10pt"/>
    </style:style>
    <style:style style:name="P71" style:family="paragraph" style:parent-style-name="Standard">
      <style:text-properties style:text-position="0% 100%" style:font-name="Liberation Sans1" fo:font-size="10pt" fo:language="en" fo:country="US" officeooo:rsid="001d2303" officeooo:paragraph-rsid="001e9fb4" style:font-size-asian="10pt" style:font-size-complex="10pt"/>
    </style:style>
    <style:style style:name="P72" style:family="paragraph" style:parent-style-name="Standard">
      <style:text-properties style:text-position="0% 100%" style:font-name="Liberation Sans1" fo:font-size="10pt" fo:language="en" fo:country="US" officeooo:rsid="001d2303" officeooo:paragraph-rsid="0060739a" style:font-size-asian="10pt" style:font-size-complex="10pt"/>
    </style:style>
    <style:style style:name="P73" style:family="paragraph" style:parent-style-name="Standard">
      <style:text-properties style:text-position="0% 100%" style:font-name="Liberation Sans1" fo:font-size="10pt" fo:language="en" fo:country="US" officeooo:rsid="001d2303" officeooo:paragraph-rsid="00a54e80" style:font-size-asian="10pt" style:font-size-complex="10pt"/>
    </style:style>
    <style:style style:name="P74" style:family="paragraph" style:parent-style-name="Standard">
      <style:text-properties style:text-position="0% 100%" style:font-name="Liberation Sans1" fo:font-size="10pt" fo:language="en" fo:country="US" officeooo:rsid="001d2303" officeooo:paragraph-rsid="01086f43" style:font-size-asian="10pt" style:font-size-complex="10pt"/>
    </style:style>
    <style:style style:name="P75" style:family="paragraph" style:parent-style-name="Standard">
      <style:text-properties style:text-position="0% 100%" style:font-name="Liberation Sans1" fo:font-size="10pt" fo:language="en" fo:country="US" officeooo:rsid="001d2303" officeooo:paragraph-rsid="002d345f" style:font-size-asian="10pt" style:font-size-complex="10pt"/>
    </style:style>
    <style:style style:name="P76" style:family="paragraph" style:parent-style-name="Standard">
      <style:text-properties style:text-position="0% 100%" style:font-name="Liberation Sans1" fo:font-size="10pt" fo:language="en" fo:country="US" officeooo:rsid="001d2303" officeooo:paragraph-rsid="0130ea1f" style:font-size-asian="10pt" style:font-size-complex="10pt"/>
    </style:style>
    <style:style style:name="P77" style:family="paragraph" style:parent-style-name="Standard">
      <style:text-properties style:text-position="0% 100%" style:font-name="Liberation Sans1" fo:font-size="10pt" fo:language="en" fo:country="US" officeooo:rsid="001d2303" officeooo:paragraph-rsid="0131fb68" style:font-size-asian="10pt" style:font-size-complex="10pt"/>
    </style:style>
    <style:style style:name="P78" style:family="paragraph" style:parent-style-name="Standard">
      <style:text-properties style:text-position="0% 100%" style:font-name="Liberation Sans1" fo:font-size="10pt" fo:language="en" fo:country="US" officeooo:rsid="001d2303" officeooo:paragraph-rsid="0132afe0" style:font-size-asian="10pt" style:font-size-complex="10pt"/>
    </style:style>
    <style:style style:name="P79" style:family="paragraph" style:parent-style-name="Standard">
      <style:text-properties style:text-position="0% 100%" style:font-name="Liberation Sans1" fo:font-size="10pt" fo:language="en" fo:country="US" officeooo:rsid="001d2303" officeooo:paragraph-rsid="0134119b" style:font-size-asian="10pt" style:font-size-complex="10pt"/>
    </style:style>
    <style:style style:name="P80" style:family="paragraph" style:parent-style-name="Standard">
      <style:text-properties style:text-position="0% 100%" style:font-name="Liberation Sans1" fo:font-size="10pt" fo:language="en" fo:country="US" officeooo:rsid="001d2303" officeooo:paragraph-rsid="013b947e" style:font-size-asian="10pt" style:font-size-complex="10pt"/>
    </style:style>
    <style:style style:name="P81" style:family="paragraph" style:parent-style-name="Standard">
      <style:text-properties style:text-position="0% 100%" style:font-name="Liberation Sans1" fo:font-size="10pt" fo:language="en" fo:country="US" officeooo:rsid="001129a8" officeooo:paragraph-rsid="001129a8" style:font-size-asian="10pt" style:font-size-complex="10pt"/>
    </style:style>
    <style:style style:name="P82" style:family="paragraph" style:parent-style-name="Standard">
      <style:text-properties style:text-position="0% 100%" style:font-name="Liberation Sans1" fo:font-size="10pt" fo:language="en" fo:country="US" officeooo:rsid="001129a8" officeooo:paragraph-rsid="0060739a" style:font-size-asian="10pt" style:font-size-complex="10pt"/>
    </style:style>
    <style:style style:name="P83" style:family="paragraph" style:parent-style-name="Standard">
      <style:text-properties style:text-position="0% 100%" style:font-name="Liberation Sans1" fo:font-size="10pt" fo:language="en" fo:country="US" officeooo:rsid="001129a8" officeooo:paragraph-rsid="00abf6a3" style:font-size-asian="10pt" style:font-size-complex="10pt"/>
    </style:style>
    <style:style style:name="P84" style:family="paragraph" style:parent-style-name="Standard">
      <style:text-properties style:text-position="0% 100%" style:font-name="Liberation Sans1" fo:font-size="10pt" fo:language="en" fo:country="US" officeooo:rsid="001129a8" officeooo:paragraph-rsid="01086f43" style:font-size-asian="10pt" style:font-size-complex="10pt"/>
    </style:style>
    <style:style style:name="P85" style:family="paragraph" style:parent-style-name="Standard">
      <style:text-properties style:text-position="0% 100%" style:font-name="Liberation Sans1" fo:font-size="10pt" fo:language="en" fo:country="US" officeooo:rsid="001129a8" officeooo:paragraph-rsid="0130ea1f" style:font-size-asian="10pt" style:font-size-complex="10pt"/>
    </style:style>
    <style:style style:name="P86" style:family="paragraph" style:parent-style-name="Standard">
      <style:text-properties style:text-position="0% 100%" style:font-name="Liberation Sans1" fo:font-size="10pt" fo:language="en" fo:country="US" officeooo:rsid="001129a8" officeooo:paragraph-rsid="0134119b" style:font-size-asian="10pt" style:font-size-complex="10pt"/>
    </style:style>
    <style:style style:name="P87" style:family="paragraph" style:parent-style-name="Standard">
      <style:text-properties style:text-position="0% 100%" style:font-name="Liberation Sans1" fo:font-size="10pt" fo:language="en" fo:country="US" officeooo:rsid="00a24691" officeooo:paragraph-rsid="00abf6a3" style:font-size-asian="10pt" style:font-size-complex="10pt"/>
    </style:style>
    <style:style style:name="P88" style:family="paragraph" style:parent-style-name="Standard">
      <style:text-properties style:text-position="0% 100%" style:font-name="Liberation Sans1" fo:font-size="10pt" fo:language="en" fo:country="US" officeooo:rsid="00a24691" officeooo:paragraph-rsid="0130ea1f" style:font-size-asian="10pt" style:font-size-complex="10pt"/>
    </style:style>
    <style:style style:name="P89" style:family="paragraph" style:parent-style-name="Standard">
      <style:text-properties style:text-position="0% 100%" style:font-name="Liberation Sans1" fo:font-size="10pt" fo:language="en" fo:country="US" officeooo:rsid="0139ad5f" officeooo:paragraph-rsid="0139ad5f" style:font-size-asian="10pt" style:font-size-complex="10pt"/>
    </style:style>
    <style:style style:name="P90" style:family="paragraph" style:parent-style-name="Standard">
      <style:text-properties style:text-position="0% 100%" style:font-name="Liberation Sans1" fo:font-size="10pt" fo:language="en" fo:country="US" officeooo:rsid="0072a058" style:font-size-asian="10pt" style:font-size-complex="10pt"/>
    </style:style>
    <style:style style:name="P91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05c1065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text-position="0% 100%" style:font-name="Liberation Sans1" fo:font-size="10pt" fo:language="en" fo:country="US" fo:font-weight="normal" officeooo:rsid="001129a8" officeooo:paragraph-rsid="01086f43" style:font-size-asian="10pt" style:font-weight-asian="normal" style:font-size-complex="10pt" style:font-weight-complex="normal"/>
    </style:style>
    <style:style style:name="P93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60739a" style:font-size-asian="10pt" style:font-weight-asian="normal" style:font-size-complex="10pt" style:font-weight-complex="normal"/>
    </style:style>
    <style:style style:name="P94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0c754ba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66997" style:font-size-asian="10pt" style:font-weight-asian="normal" style:font-size-complex="10pt" style:font-weight-complex="normal"/>
    </style:style>
    <style:style style:name="P96" style:family="paragraph" style:parent-style-name="Standard">
      <style:text-properties style:text-position="0% 100%" style:font-name="Liberation Sans1" fo:font-size="10pt" fo:language="en" fo:country="US" fo:font-weight="normal" officeooo:rsid="001d2303" officeooo:paragraph-rsid="0134119b" style:font-size-asian="10pt" style:font-weight-asian="normal" style:font-size-complex="10pt" style:font-weight-complex="normal"/>
    </style:style>
    <style:style style:name="P97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3fe9ec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text-position="0% 100%" style:font-name="Liberation Sans1" fo:font-size="10pt" fo:language="en" fo:country="US" fo:font-weight="normal" officeooo:rsid="001c5ad4" officeooo:paragraph-rsid="00abf6a3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text-position="0% 100%" style:font-name="Liberation Sans1" fo:font-size="10pt" fo:language="en" fo:country="US" fo:font-weight="normal" officeooo:rsid="00114b91" officeooo:paragraph-rsid="0130ea1f" style:font-size-asian="10pt" style:font-weight-asian="normal" style:font-size-complex="10pt" style:font-weight-complex="normal"/>
    </style:style>
    <style:style style:name="P100" style:family="paragraph" style:parent-style-name="Standard">
      <style:text-properties style:text-position="0% 100%" style:font-name="Liberation Sans1" fo:font-size="10pt" fo:language="en" fo:country="US" fo:font-weight="normal" officeooo:rsid="00114b91" officeooo:paragraph-rsid="0132afe0" style:font-size-asian="10pt" style:font-weight-asian="normal" style:font-size-complex="10pt" style:font-weight-complex="normal"/>
    </style:style>
    <style:style style:name="P101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31fb68" style:font-size-asian="10pt" style:font-weight-asian="normal" style:font-size-complex="10pt" style:font-weight-complex="normal"/>
    </style:style>
    <style:style style:name="P102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32afe0" style:font-size-asian="10pt" style:font-weight-asian="normal" style:font-size-complex="10pt" style:font-weight-complex="normal"/>
    </style:style>
    <style:style style:name="P103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39ad5f" style:font-size-asian="10pt" style:font-weight-asian="normal" style:font-size-complex="10pt" style:font-weight-complex="normal"/>
    </style:style>
    <style:style style:name="P104" style:family="paragraph" style:parent-style-name="Standard">
      <style:text-properties style:text-position="0% 100%" style:font-name="Liberation Sans1" fo:font-size="10pt" fo:language="en" fo:country="US" fo:font-weight="normal" officeooo:rsid="0131fb68" officeooo:paragraph-rsid="013b947e" style:font-size-asian="10pt" style:font-weight-asian="normal" style:font-size-complex="10pt" style:font-weight-complex="normal"/>
    </style:style>
    <style:style style:name="P105" style:family="paragraph" style:parent-style-name="Standard">
      <style:text-properties style:text-position="0% 100%" style:font-name="Liberation Sans1" fo:font-size="10pt" fo:language="en" fo:country="US" fo:font-weight="bold" officeooo:rsid="0130ea1f" officeooo:paragraph-rsid="0130ea1f" style:font-size-asian="10pt" style:font-weight-asian="bold" style:font-size-complex="10pt" style:font-weight-complex="bold"/>
    </style:style>
    <style:style style:name="P106" style:family="paragraph" style:parent-style-name="Standard">
      <style:text-properties style:text-position="0% 100%" style:font-name="Liberation Sans1" fo:font-size="10pt" fo:language="en" fo:country="US" fo:font-weight="bold" officeooo:rsid="0139ad5f" officeooo:paragraph-rsid="013bf727" style:font-size-asian="10pt" style:font-weight-asian="bold" style:font-size-complex="10pt" style:font-weight-complex="bold"/>
    </style:style>
    <style:style style:name="P107" style:family="paragraph" style:parent-style-name="Standard">
      <style:text-properties style:text-position="0% 100%" style:font-name="Liberation Sans1" fo:font-size="10pt" fo:language="en" fo:country="US" fo:font-style="normal" officeooo:rsid="001d2303" officeooo:paragraph-rsid="00629f5b" style:font-size-asian="10pt" style:font-style-asian="normal" style:font-size-complex="10pt" style:font-style-complex="normal"/>
    </style:style>
    <style:style style:name="P108" style:family="paragraph" style:parent-style-name="Standard">
      <style:text-properties style:text-position="0% 100%" style:font-name="Liberation Sans1" fo:font-size="10pt" officeooo:rsid="00ec19a8" officeooo:paragraph-rsid="00ec19a8" style:font-size-asian="10pt" style:font-size-complex="10pt"/>
    </style:style>
    <style:style style:name="P109" style:family="paragraph" style:parent-style-name="Standard">
      <style:text-properties style:text-position="0% 100%" style:font-name="Liberation Sans1" fo:font-size="10pt" officeooo:rsid="00ea2c8e" officeooo:paragraph-rsid="00ea2c8e" style:font-size-asian="10pt" style:font-size-complex="10pt"/>
    </style:style>
    <style:style style:name="P110" style:family="paragraph" style:parent-style-name="Standard">
      <style:text-properties style:text-position="0% 100%" style:font-name="Liberation Sans1" fo:font-size="10pt" officeooo:rsid="013d1165" officeooo:paragraph-rsid="013d1165" style:font-size-asian="10pt" style:font-size-complex="10pt"/>
    </style:style>
    <style:style style:name="P111" style:family="paragraph" style:parent-style-name="Standard">
      <style:text-properties style:text-position="0% 100%" style:font-name="Liberation Sans1" fo:font-size="10pt" fo:font-weight="normal" officeooo:rsid="013d1165" officeooo:paragraph-rsid="013d1165" style:font-size-asian="10pt" style:font-weight-asian="normal" style:font-size-complex="10pt" style:font-weight-complex="normal"/>
    </style:style>
    <style:style style:name="P112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13" style:family="paragraph" style:parent-style-name="Standard">
      <style:text-properties style:text-position="0% 100%" style:font-name="Liberation Sans1" fo:font-size="10pt" fo:font-weight="normal" officeooo:rsid="013d689d" officeooo:paragraph-rsid="013d689d" style:font-size-asian="10pt" style:font-weight-asian="normal" style:font-size-complex="10pt" style:font-weight-complex="normal"/>
    </style:style>
    <style:style style:name="P114" style:family="paragraph" style:parent-style-name="Standard">
      <style:text-properties style:text-position="0% 100%" style:font-name="Liberation Sans1" fo:font-size="10pt" fo:font-weight="normal" officeooo:rsid="00ea2c8e" officeooo:paragraph-rsid="013e0316" style:font-size-asian="10pt" style:font-weight-asian="normal" style:font-size-complex="10pt" style:font-weight-complex="normal"/>
    </style:style>
    <style:style style:name="P115" style:family="paragraph" style:parent-style-name="Standard">
      <style:text-properties style:text-position="0% 100%" style:font-name="Liberation Sans1" fo:font-size="10pt" fo:font-weight="normal" officeooo:rsid="00ea2c8e" officeooo:paragraph-rsid="00ea2c8e" style:font-size-asian="10pt" style:font-weight-asian="normal" style:font-size-complex="10pt" style:font-weight-complex="normal"/>
    </style:style>
    <style:style style:name="P116" style:family="paragraph" style:parent-style-name="Standard">
      <style:text-properties style:text-position="0% 100%" style:font-name="Liberation Sans1" fo:font-size="10pt" fo:font-weight="normal" officeooo:rsid="013e0316" officeooo:paragraph-rsid="013e0316" style:font-size-asian="10pt" style:font-weight-asian="normal" style:font-size-complex="10pt" style:font-weight-complex="normal"/>
    </style:style>
    <style:style style:name="P117" style:family="paragraph" style:parent-style-name="Standard">
      <style:text-properties style:text-position="sub 58%" style:font-name="Liberation Sans1" fo:font-size="10pt" fo:language="en" fo:country="US" officeooo:rsid="001129a8" officeooo:paragraph-rsid="00344165" style:font-size-asian="10pt" style:font-size-complex="10pt"/>
    </style:style>
    <style:style style:name="P118" style:family="paragraph" style:parent-style-name="Standard">
      <style:text-properties officeooo:paragraph-rsid="0099a6c3"/>
    </style:style>
    <style:style style:name="P119" style:family="paragraph" style:parent-style-name="Standard">
      <style:text-properties officeooo:paragraph-rsid="01248f82"/>
    </style:style>
    <style:style style:name="P120" style:family="paragraph" style:parent-style-name="Standard">
      <style:text-properties officeooo:paragraph-rsid="01151b17"/>
    </style:style>
    <style:style style:name="P121" style:family="paragraph" style:parent-style-name="Standard">
      <style:paragraph-properties fo:break-before="column"/>
      <style:text-properties fo:font-size="12pt" fo:language="en" fo:country="US" fo:font-weight="bold" officeooo:rsid="00766443" officeooo:paragraph-rsid="00d14837" style:font-size-asian="12pt" style:font-weight-asian="bold" style:font-size-complex="12pt" style:font-weight-complex="bold"/>
    </style:style>
    <style:style style:name="P122" style:family="paragraph" style:parent-style-name="Standard" style:master-page-name="">
      <style:paragraph-properties style:page-number="auto" fo:break-before="column"/>
    </style:style>
    <style:style style:name="P123" style:family="paragraph" style:parent-style-name="Standard">
      <style:text-properties fo:language="en" fo:country="US" officeooo:rsid="012eb4e9" officeooo:paragraph-rsid="012eb4e9"/>
    </style:style>
    <style:style style:name="P124" style:family="paragraph" style:parent-style-name="Standard">
      <style:text-properties fo:language="en" fo:country="US" officeooo:rsid="012eb4e9" officeooo:paragraph-rsid="013bbfd8"/>
    </style:style>
    <style:style style:name="P125" style:family="paragraph" style:parent-style-name="Standard">
      <style:text-properties fo:language="en" fo:country="US" officeooo:rsid="012ed03c" officeooo:paragraph-rsid="012ed03c"/>
    </style:style>
    <style:style style:name="P126" style:family="paragraph" style:parent-style-name="Standard">
      <style:text-properties fo:language="en" fo:country="US" fo:font-style="normal" officeooo:paragraph-rsid="00629f5b" style:font-style-asian="normal" style:font-style-complex="normal"/>
    </style:style>
    <style:style style:name="P127" style:family="paragraph" style:parent-style-name="Standard">
      <style:text-properties fo:language="en" fo:country="US" fo:font-style="normal" officeooo:paragraph-rsid="013999ea" style:font-style-asian="normal" style:font-style-complex="normal"/>
    </style:style>
    <style:style style:name="P128" style:family="paragraph" style:parent-style-name="Standard">
      <style:text-properties officeooo:paragraph-rsid="005c1065"/>
    </style:style>
    <style:style style:name="P129" style:family="paragraph" style:parent-style-name="Standard">
      <style:text-properties officeooo:paragraph-rsid="01366997"/>
    </style:style>
    <style:style style:name="P130" style:family="paragraph" style:parent-style-name="Standard">
      <style:text-properties style:font-name="Liberation Sans1" fo:font-size="10pt" fo:language="en" fo:country="US" fo:font-weight="normal" officeooo:rsid="0139ad5f" officeooo:paragraph-rsid="0139ad5f" style:font-size-asian="10pt" style:font-weight-asian="normal" style:font-size-complex="10pt" style:font-weight-complex="normal"/>
    </style:style>
    <style:style style:name="P131" style:family="paragraph" style:parent-style-name="Standard">
      <style:text-properties style:font-name="Liberation Sans1" fo:font-size="10pt" fo:language="en" fo:country="US" fo:font-weight="bold" officeooo:rsid="007f8963" officeooo:paragraph-rsid="0140b26b" style:font-size-asian="8.75pt" style:font-weight-asian="bold" style:font-size-complex="10pt" style:font-weight-complex="bold"/>
    </style:style>
    <style:style style:name="P132" style:family="paragraph" style:parent-style-name="Standard">
      <style:paragraph-properties fo:break-before="column"/>
      <style:text-properties style:font-name="Liberation Sans1" fo:font-size="12pt" fo:language="en" fo:country="US" fo:font-weight="bold" officeooo:rsid="007f8963" officeooo:paragraph-rsid="0140b26b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break-before="page"/>
      <style:text-properties style:font-name="Liberation Sans1" fo:font-size="12pt" fo:language="en" fo:country="US" fo:font-weight="bold" officeooo:rsid="007f8963" officeooo:paragraph-rsid="0142ad15" style:font-size-asian="12pt" style:font-weight-asian="bold" style:font-size-complex="12pt" style:font-weight-complex="bold"/>
    </style:style>
    <style:style style:name="P134" style:family="paragraph" style:parent-style-name="Standard">
      <style:text-properties style:font-name="Liberation Sans1" fo:font-size="12pt" fo:language="en" fo:country="US" fo:font-weight="bold" officeooo:rsid="007f8963" officeooo:paragraph-rsid="0142ad15" style:font-size-asian="12pt" style:font-weight-asian="bold" style:font-size-complex="12pt" style:font-weight-complex="bold"/>
    </style:style>
    <style:style style:name="P135" style:family="paragraph" style:parent-style-name="Standard">
      <style:text-properties style:text-position="0% 100%" style:font-name="Liberation Sans1" fo:font-size="10pt" fo:language="en" fo:country="US" fo:font-weight="normal" officeooo:rsid="0140b26b" officeooo:paragraph-rsid="0140b26b" style:font-size-asian="10pt" style:font-weight-asian="normal" style:font-size-complex="10pt" style:font-weight-complex="normal"/>
    </style:style>
    <style:style style:name="P136" style:family="paragraph" style:parent-style-name="Standard">
      <style:text-properties style:text-position="0% 100%" style:font-name="Liberation Sans1" fo:font-size="10pt" fo:language="en" fo:country="US" fo:font-weight="normal" officeooo:rsid="00938b8a" officeooo:paragraph-rsid="0103cf83" style:font-size-asian="10pt" style:font-weight-asian="normal" style:font-size-complex="10pt" style:font-weight-complex="normal"/>
    </style:style>
    <style:style style:name="P137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2ad15" style:font-size-asian="10pt" style:font-weight-asian="normal" style:font-size-complex="10pt" style:font-weight-complex="normal"/>
    </style:style>
    <style:style style:name="P138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3e348" style:font-size-asian="10pt" style:font-weight-asian="normal" style:font-size-complex="10pt" style:font-weight-complex="normal"/>
    </style:style>
    <style:style style:name="P139" style:family="paragraph" style:parent-style-name="Standard">
      <style:text-properties style:text-position="0% 100%" style:font-name="Liberation Sans1" fo:font-size="10pt" fo:language="en" fo:country="US" fo:font-weight="normal" officeooo:rsid="0142ad15" officeooo:paragraph-rsid="01459d98" style:font-size-asian="10pt" style:font-weight-asian="normal" style:font-size-complex="10pt" style:font-weight-complex="normal"/>
    </style:style>
    <style:style style:name="P140" style:family="paragraph" style:parent-style-name="Standard">
      <style:text-properties style:text-position="0% 100%" style:font-name="Liberation Sans1" fo:font-size="10pt" fo:language="en" fo:country="US" fo:font-weight="normal" officeooo:rsid="0143e348" officeooo:paragraph-rsid="0143e348" style:font-size-asian="10pt" style:font-weight-asian="normal" style:font-size-complex="10pt" style:font-weight-complex="normal"/>
    </style:style>
    <style:style style:name="P141" style:family="paragraph" style:parent-style-name="Standard">
      <style:text-properties style:text-position="0% 100%" style:font-name="Liberation Sans1" fo:font-size="10pt" fo:language="en" fo:country="US" fo:font-weight="normal" officeooo:rsid="01445252" officeooo:paragraph-rsid="01445252" style:font-size-asian="10pt" style:font-weight-asian="normal" style:font-size-complex="10pt" style:font-weight-complex="normal"/>
    </style:style>
    <style:style style:name="P142" style:family="paragraph" style:parent-style-name="Standard">
      <style:text-properties style:text-position="0% 100%" style:font-name="Liberation Sans1" fo:font-size="10pt" fo:font-weight="normal" officeooo:rsid="013d1165" officeooo:paragraph-rsid="013d689d" style:font-size-asian="10pt" style:font-weight-asian="normal" style:font-size-complex="10pt" style:font-weight-complex="normal"/>
    </style:style>
    <style:style style:name="P143" style:family="paragraph" style:parent-style-name="Standard">
      <style:text-properties style:text-position="0% 100%" style:font-name="Liberation Sans1" fo:font-size="10pt" fo:font-weight="normal" officeooo:rsid="0140b26b" officeooo:paragraph-rsid="0140b26b" style:font-size-asian="10pt" style:font-weight-asian="normal" style:font-size-complex="10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fe0a6"/>
    </style:style>
    <style:style style:name="T3" style:family="text">
      <style:text-properties style:text-position="0% 100%" fo:font-weight="normal" officeooo:rsid="001c5ad4" style:font-weight-asian="normal" style:font-weight-complex="normal"/>
    </style:style>
    <style:style style:name="T4" style:family="text">
      <style:text-properties style:text-position="0% 100%" fo:font-weight="normal" officeooo:rsid="00b21ada" style:font-weight-asian="normal" style:font-weight-complex="normal"/>
    </style:style>
    <style:style style:name="T5" style:family="text">
      <style:text-properties style:text-position="0% 100%" fo:font-weight="normal" officeooo:rsid="00ba84d9" style:font-weight-asian="normal" style:font-weight-complex="normal"/>
    </style:style>
    <style:style style:name="T6" style:family="text">
      <style:text-properties style:text-position="0% 100%" fo:font-weight="normal" officeooo:rsid="00c6c305" style:font-weight-asian="normal" style:font-weight-complex="normal"/>
    </style:style>
    <style:style style:name="T7" style:family="text">
      <style:text-properties style:text-position="0% 100%" fo:font-weight="normal" officeooo:rsid="0129897a" style:font-weight-asian="normal" style:font-weight-complex="normal"/>
    </style:style>
    <style:style style:name="T8" style:family="text">
      <style:text-properties style:text-position="0% 100%" fo:font-weight="normal" officeooo:rsid="01366997" style:font-weight-asian="normal" style:font-weight-complex="normal"/>
    </style:style>
    <style:style style:name="T9" style:family="text">
      <style:text-properties style:text-position="0% 100%" officeooo:rsid="001129a8"/>
    </style:style>
    <style:style style:name="T10" style:family="text">
      <style:text-properties style:text-position="0% 100%" officeooo:rsid="00114b91"/>
    </style:style>
    <style:style style:name="T11" style:family="text">
      <style:text-properties style:text-position="0% 100%" officeooo:rsid="001d2303"/>
    </style:style>
    <style:style style:name="T12" style:family="text">
      <style:text-properties style:text-position="0% 100%" officeooo:rsid="001c5ad4"/>
    </style:style>
    <style:style style:name="T13" style:family="text">
      <style:text-properties style:text-position="0% 100%" officeooo:rsid="00135142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0% 100%" fo:font-weight="bold" officeooo:rsid="001c5ad4" style:font-weight-asian="bold" style:font-weight-complex="bold"/>
    </style:style>
    <style:style style:name="T16" style:family="text">
      <style:text-properties style:text-position="0% 100%" fo:font-weight="bold" officeooo:rsid="000fe0a6" style:font-weight-asian="bold" style:font-weight-complex="bold"/>
    </style:style>
    <style:style style:name="T17" style:family="text">
      <style:text-properties style:text-position="0% 100%" fo:font-weight="bold" officeooo:rsid="0072e30b" style:font-weight-asian="bold" style:font-weight-complex="bold"/>
    </style:style>
    <style:style style:name="T18" style:family="text">
      <style:text-properties style:text-position="0% 100%" fo:font-weight="bold" officeooo:rsid="0077fd05" style:font-weight-asian="bold" style:font-weight-complex="bold"/>
    </style:style>
    <style:style style:name="T19" style:family="text">
      <style:text-properties style:text-position="0% 100%" fo:font-weight="bold" officeooo:rsid="0103cf83" style:font-weight-asian="bold" style:font-weight-complex="bold"/>
    </style:style>
    <style:style style:name="T20" style:family="text">
      <style:text-properties style:text-position="0% 100%" officeooo:rsid="004dcd95"/>
    </style:style>
    <style:style style:name="T21" style:family="text">
      <style:text-properties style:text-position="0% 100%" officeooo:rsid="00629f5b"/>
    </style:style>
    <style:style style:name="T22" style:family="text">
      <style:text-properties style:text-position="0% 100%" style:font-name="Liberation Sans1" fo:font-size="10pt" officeooo:rsid="001e9fb4" style:font-size-asian="10pt" style:font-size-complex="10pt"/>
    </style:style>
    <style:style style:name="T23" style:family="text">
      <style:text-properties style:text-position="0% 100%" style:font-name="Liberation Sans1" fo:font-size="10pt" officeooo:rsid="00114b91" style:font-size-asian="10pt" style:font-size-complex="10pt"/>
    </style:style>
    <style:style style:name="T24" style:family="text">
      <style:text-properties style:text-position="0% 100%" style:font-name="Liberation Sans1" fo:font-size="10pt" officeooo:rsid="00629f5b" style:font-size-asian="10pt" style:font-size-complex="10pt"/>
    </style:style>
    <style:style style:name="T25" style:family="text">
      <style:text-properties style:text-position="0% 100%" style:font-name="Liberation Sans1" fo:font-size="10pt" officeooo:rsid="006381b9" style:font-size-asian="10pt" style:font-size-complex="10pt"/>
    </style:style>
    <style:style style:name="T26" style:family="text">
      <style:text-properties style:text-position="0% 100%" style:font-name="Liberation Sans1" fo:font-size="10pt" officeooo:rsid="0064d661" style:font-size-asian="10pt" style:font-size-complex="10pt"/>
    </style:style>
    <style:style style:name="T27" style:family="text">
      <style:text-properties style:text-position="0% 100%" style:font-name="Liberation Sans1" fo:font-size="10pt" officeooo:rsid="0138d828" style:font-size-asian="10pt" style:font-size-complex="10pt"/>
    </style:style>
    <style:style style:name="T28" style:family="text">
      <style:text-properties style:text-position="0% 100%" style:font-name="Liberation Sans1" fo:font-size="10pt" fo:font-weight="normal" officeooo:rsid="001e9fb4" style:font-size-asian="10pt" style:font-weight-asian="normal" style:font-size-complex="10pt" style:font-weight-complex="normal"/>
    </style:style>
    <style:style style:name="T29" style:family="text">
      <style:text-properties style:text-position="0% 100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30" style:family="text">
      <style:text-properties style:text-position="0% 100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31" style:family="text">
      <style:text-properties style:text-position="0% 100%" style:font-name="Liberation Sans1" fo:font-size="10pt" fo:language="en" fo:country="US" officeooo:rsid="0011f110" style:font-size-asian="10pt" style:font-size-complex="10pt"/>
    </style:style>
    <style:style style:name="T32" style:family="text">
      <style:text-properties style:text-position="0% 100%" style:font-name="Liberation Sans1" fo:font-size="10pt" fo:language="en" fo:country="US" officeooo:rsid="00114b91" style:font-size-asian="10pt" style:font-size-complex="10pt"/>
    </style:style>
    <style:style style:name="T33" style:family="text">
      <style:text-properties style:text-position="0% 100%" style:font-name="Liberation Sans1" fo:font-size="10pt" fo:language="en" fo:country="US" officeooo:rsid="007463c0" style:font-size-asian="10pt" style:font-size-complex="10pt"/>
    </style:style>
    <style:style style:name="T34" style:family="text">
      <style:text-properties style:text-position="0% 100%" style:font-name="Liberation Sans1" fo:font-size="10pt" fo:language="en" fo:country="US" officeooo:rsid="01248f82" style:font-size-asian="10pt" style:font-size-complex="10pt"/>
    </style:style>
    <style:style style:name="T35" style:family="text">
      <style:text-properties style:text-position="0% 100%" style:font-name="Liberation Sans1" fo:font-size="10pt" fo:language="en" fo:country="US" officeooo:rsid="012aca50" style:font-size-asian="10pt" style:font-size-complex="10pt"/>
    </style:style>
    <style:style style:name="T36" style:family="text">
      <style:text-properties style:text-position="0% 100%" style:font-name="Liberation Sans1" fo:font-size="10pt" fo:language="en" fo:country="US" officeooo:rsid="012c74f0" style:font-size-asian="10pt" style:font-size-complex="10pt"/>
    </style:style>
    <style:style style:name="T37" style:family="text">
      <style:text-properties style:text-position="0% 100%" style:font-name="Liberation Sans1" fo:font-size="10pt" fo:language="en" fo:country="US" officeooo:rsid="01340ac9" style:font-size-asian="10pt" style:font-size-complex="10pt"/>
    </style:style>
    <style:style style:name="T38" style:family="text">
      <style:text-properties style:text-position="0% 100%" style:font-name="Liberation Sans1" officeooo:rsid="00f2c970"/>
    </style:style>
    <style:style style:name="T39" style:family="text">
      <style:text-properties style:text-position="0% 100%" officeooo:rsid="0072e30b"/>
    </style:style>
    <style:style style:name="T40" style:family="text">
      <style:text-properties style:text-position="0% 100%" officeooo:rsid="0077fd05"/>
    </style:style>
    <style:style style:name="T41" style:family="text">
      <style:text-properties style:text-position="0% 100%" officeooo:rsid="001e9fb4"/>
    </style:style>
    <style:style style:name="T42" style:family="text">
      <style:text-properties style:text-position="0% 100%" officeooo:rsid="00cf48e9"/>
    </style:style>
    <style:style style:name="T43" style:family="text">
      <style:text-properties style:text-position="0% 100%" officeooo:rsid="0103cf83"/>
    </style:style>
    <style:style style:name="T44" style:family="text">
      <style:text-properties style:text-position="0% 100%" officeooo:rsid="0112266d"/>
    </style:style>
    <style:style style:name="T45" style:family="text">
      <style:text-properties style:text-position="0% 100%" officeooo:rsid="012e4e51"/>
    </style:style>
    <style:style style:name="T46" style:family="text">
      <style:text-properties style:text-position="0% 100%" officeooo:rsid="01248f82"/>
    </style:style>
    <style:style style:name="T47" style:family="text">
      <style:text-properties style:text-position="0% 100%" officeooo:rsid="012c74f0"/>
    </style:style>
    <style:style style:name="T48" style:family="text">
      <style:text-properties style:text-position="0% 100%" officeooo:rsid="005c1065"/>
    </style:style>
    <style:style style:name="T49" style:family="text">
      <style:text-properties style:text-position="0% 100%" officeooo:rsid="006381b9"/>
    </style:style>
    <style:style style:name="T50" style:family="text">
      <style:text-properties style:text-position="0% 100%" officeooo:rsid="00c754ba"/>
    </style:style>
    <style:style style:name="T51" style:family="text">
      <style:text-properties style:text-position="0% 100%" fo:font-size="10pt" fo:font-weight="normal" officeooo:rsid="0140b26b" style:font-size-asian="10pt" style:font-weight-asian="normal" style:font-size-complex="10pt" style:font-weight-complex="normal"/>
    </style:style>
    <style:style style:name="T52" style:family="text">
      <style:text-properties style:text-position="0% 100%" fo:font-size="10pt" fo:font-weight="normal" officeooo:rsid="0142ad15" style:font-size-asian="10pt" style:font-weight-asian="normal" style:font-size-complex="10pt" style:font-weight-complex="normal"/>
    </style:style>
    <style:style style:name="T53" style:family="text">
      <style:text-properties style:text-position="sub 58%"/>
    </style:style>
    <style:style style:name="T54" style:family="text">
      <style:text-properties style:text-position="sub 58%" fo:font-weight="normal" officeooo:rsid="001c5ad4" style:font-weight-asian="normal" style:font-weight-complex="normal"/>
    </style:style>
    <style:style style:name="T55" style:family="text">
      <style:text-properties style:text-position="sub 58%" fo:font-weight="normal" officeooo:rsid="00332b0b" style:font-weight-asian="normal" style:font-weight-complex="normal"/>
    </style:style>
    <style:style style:name="T56" style:family="text">
      <style:text-properties style:text-position="sub 58%" fo:font-weight="normal" officeooo:rsid="001de981" style:font-weight-asian="normal" style:font-weight-complex="normal"/>
    </style:style>
    <style:style style:name="T57" style:family="text">
      <style:text-properties style:text-position="sub 58%" fo:font-weight="normal" officeooo:rsid="00b21ada" style:font-weight-asian="normal" style:font-weight-complex="normal"/>
    </style:style>
    <style:style style:name="T58" style:family="text">
      <style:text-properties style:text-position="sub 58%" fo:font-weight="normal" officeooo:rsid="00bb33a0" style:font-weight-asian="normal" style:font-weight-complex="normal"/>
    </style:style>
    <style:style style:name="T59" style:family="text">
      <style:text-properties style:text-position="sub 58%" fo:font-weight="normal" officeooo:rsid="00c6c305" style:font-weight-asian="normal" style:font-weight-complex="normal"/>
    </style:style>
    <style:style style:name="T60" style:family="text">
      <style:text-properties style:text-position="sub 58%" fo:font-weight="normal" officeooo:rsid="01015508" style:font-weight-asian="normal" style:font-weight-complex="normal"/>
    </style:style>
    <style:style style:name="T61" style:family="text">
      <style:text-properties style:text-position="sub 58%" fo:font-weight="normal" officeooo:rsid="0056cf35" style:font-weight-asian="normal" style:font-weight-complex="normal"/>
    </style:style>
    <style:style style:name="T62" style:family="text">
      <style:text-properties style:text-position="sub 58%" fo:font-weight="normal" officeooo:rsid="005b1887" style:font-weight-asian="normal" style:font-weight-complex="normal"/>
    </style:style>
    <style:style style:name="T63" style:family="text">
      <style:text-properties style:text-position="sub 58%" fo:font-weight="normal" officeooo:rsid="0129897a" style:font-weight-asian="normal" style:font-weight-complex="normal"/>
    </style:style>
    <style:style style:name="T64" style:family="text">
      <style:text-properties style:text-position="sub 58%" fo:font-weight="normal" officeooo:rsid="01366997" style:font-weight-asian="normal" style:font-weight-complex="normal"/>
    </style:style>
    <style:style style:name="T65" style:family="text">
      <style:text-properties style:text-position="sub 58%" officeooo:rsid="00114b91"/>
    </style:style>
    <style:style style:name="T66" style:family="text">
      <style:text-properties style:text-position="sub 58%" officeooo:rsid="00135142"/>
    </style:style>
    <style:style style:name="T67" style:family="text">
      <style:text-properties style:text-position="sub 58%" officeooo:rsid="001e9fb4"/>
    </style:style>
    <style:style style:name="T68" style:family="text">
      <style:text-properties style:text-position="sub 58%" officeooo:rsid="001129a8"/>
    </style:style>
    <style:style style:name="T69" style:family="text">
      <style:text-properties style:text-position="sub 58%" officeooo:rsid="00332b0b"/>
    </style:style>
    <style:style style:name="T70" style:family="text">
      <style:text-properties style:text-position="sub 58%" officeooo:rsid="001c5ad4"/>
    </style:style>
    <style:style style:name="T71" style:family="text">
      <style:text-properties style:text-position="sub 58%" officeooo:rsid="00344165"/>
    </style:style>
    <style:style style:name="T72" style:family="text">
      <style:text-properties style:text-position="sub 58%" officeooo:rsid="0011f110"/>
    </style:style>
    <style:style style:name="T73" style:family="text">
      <style:text-properties style:text-position="sub 58%" officeooo:rsid="005b1887"/>
    </style:style>
    <style:style style:name="T74" style:family="text">
      <style:text-properties style:text-position="sub 58%" officeooo:rsid="005b5d22"/>
    </style:style>
    <style:style style:name="T75" style:family="text">
      <style:text-properties style:text-position="sub 58%" officeooo:rsid="005c1065"/>
    </style:style>
    <style:style style:name="T76" style:family="text">
      <style:text-properties style:text-position="sub 58%" officeooo:rsid="0060739a"/>
    </style:style>
    <style:style style:name="T77" style:family="text">
      <style:text-properties style:text-position="sub 58%" style:font-name="Liberation Sans1" fo:font-size="10pt" style:font-size-asian="10pt" style:font-size-complex="10pt"/>
    </style:style>
    <style:style style:name="T78" style:family="text">
      <style:text-properties style:text-position="sub 58%" style:font-name="Liberation Sans1" fo:font-size="10pt" officeooo:rsid="00629f5b" style:font-size-asian="10pt" style:font-size-complex="10pt"/>
    </style:style>
    <style:style style:name="T79" style:family="text">
      <style:text-properties style:text-position="sub 58%" style:font-name="Liberation Sans1" fo:font-size="10pt" officeooo:rsid="00135142" style:font-size-asian="10pt" style:font-size-complex="10pt"/>
    </style:style>
    <style:style style:name="T80" style:family="text">
      <style:text-properties style:text-position="sub 58%" style:font-name="Liberation Sans1" fo:font-size="10pt" officeooo:rsid="00114b91" style:font-size-asian="10pt" style:font-size-complex="10pt"/>
    </style:style>
    <style:style style:name="T81" style:family="text">
      <style:text-properties style:text-position="sub 58%" style:font-name="Liberation Sans1" fo:font-size="10pt" officeooo:rsid="0060739a" style:font-size-asian="10pt" style:font-size-complex="10pt"/>
    </style:style>
    <style:style style:name="T82" style:family="text">
      <style:text-properties style:text-position="sub 58%" style:font-name="Liberation Sans1" fo:font-size="10pt" officeooo:rsid="0138d828" style:font-size-asian="10pt" style:font-size-complex="10pt"/>
    </style:style>
    <style:style style:name="T83" style:family="text">
      <style:text-properties style:text-position="sub 58%" style:font-name="Liberation Sans1" fo:font-size="10pt" officeooo:rsid="006381b9" style:font-size-asian="8.75pt" style:font-size-complex="10pt"/>
    </style:style>
    <style:style style:name="T84" style:family="text">
      <style:text-properties style:text-position="sub 58%" style:font-name="Liberation Sans1" fo:font-size="10pt" officeooo:rsid="00987bcd" style:font-size-asian="8.75pt" style:font-size-complex="10pt"/>
    </style:style>
    <style:style style:name="T85" style:family="text">
      <style:text-properties style:text-position="sub 58%"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86" style:family="text">
      <style:text-properties style:text-position="sub 58%"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87" style:family="text">
      <style:text-properties style:text-position="sub 58%" style:font-name="Liberation Sans1" fo:font-size="10pt" fo:language="en" fo:country="US" fo:font-weight="normal" officeooo:rsid="00844f6b" style:font-size-asian="10pt" style:font-weight-asian="normal" style:font-size-complex="10pt" style:font-weight-complex="normal"/>
    </style:style>
    <style:style style:name="T88" style:family="text">
      <style:text-properties style:text-position="sub 58%" style:font-name="Liberation Sans1" fo:font-size="10pt" fo:language="en" fo:country="US" fo:font-weight="normal" officeooo:rsid="0069ece3" style:font-size-asian="10pt" style:font-weight-asian="normal" style:font-size-complex="10pt" style:font-weight-complex="normal"/>
    </style:style>
    <style:style style:name="T89" style:family="text">
      <style:text-properties style:text-position="sub 58%" style:font-name="Liberation Sans1" fo:font-size="10pt" fo:language="en" fo:country="US" fo:font-weight="normal" officeooo:rsid="001d2303" style:font-size-asian="10pt" style:font-weight-asian="normal" style:font-size-complex="10pt" style:font-weight-complex="normal"/>
    </style:style>
    <style:style style:name="T90" style:family="text">
      <style:text-properties style:text-position="sub 58%"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91" style:family="text">
      <style:text-properties style:text-position="sub 58%" style:font-name="Liberation Sans1" fo:font-size="10pt" fo:language="en" fo:country="US" style:font-size-asian="10pt" style:font-size-complex="10pt"/>
    </style:style>
    <style:style style:name="T92" style:family="text">
      <style:text-properties style:text-position="sub 58%" style:font-name="Liberation Sans1" fo:font-size="10pt" fo:language="en" fo:country="US" officeooo:rsid="00114b91" style:font-size-asian="10pt" style:font-size-complex="10pt"/>
    </style:style>
    <style:style style:name="T93" style:family="text">
      <style:text-properties style:text-position="sub 58%" style:font-name="Liberation Sans1" fo:font-size="10pt" fo:language="en" fo:country="US" officeooo:rsid="007463c0" style:font-size-asian="10pt" style:font-size-complex="10pt"/>
    </style:style>
    <style:style style:name="T94" style:family="text">
      <style:text-properties style:text-position="sub 58%" style:font-name="Liberation Sans1" fo:font-size="10pt" fo:language="en" fo:country="US" officeooo:rsid="01248f82" style:font-size-asian="10pt" style:font-size-complex="10pt"/>
    </style:style>
    <style:style style:name="T95" style:family="text">
      <style:text-properties style:text-position="sub 58%" style:font-name="Liberation Sans1" fo:font-size="10pt" fo:language="en" fo:country="US" officeooo:rsid="005b1887" style:font-size-asian="10pt" style:font-size-complex="10pt"/>
    </style:style>
    <style:style style:name="T96" style:family="text">
      <style:text-properties style:text-position="sub 58%" style:font-name="Liberation Sans1" fo:font-size="10pt" fo:language="en" fo:country="US" officeooo:rsid="005b5d22" style:font-size-asian="10pt" style:font-size-complex="10pt"/>
    </style:style>
    <style:style style:name="T97" style:family="text">
      <style:text-properties style:text-position="sub 58%" style:font-name="Liberation Sans1" fo:font-size="10pt" fo:language="en" fo:country="US" officeooo:rsid="012e4e51" style:font-size-asian="10pt" style:font-size-complex="10pt"/>
    </style:style>
    <style:style style:name="T98" style:family="text">
      <style:text-properties style:text-position="sub 58%" style:font-name="Liberation Sans1" officeooo:rsid="00f13f31"/>
    </style:style>
    <style:style style:name="T99" style:family="text">
      <style:text-properties style:text-position="sub 58%" style:font-name="Liberation Sans1" officeooo:rsid="00f2c970"/>
    </style:style>
    <style:style style:name="T100" style:family="text">
      <style:text-properties style:text-position="sub 58%" officeooo:rsid="00629f5b"/>
    </style:style>
    <style:style style:name="T101" style:family="text">
      <style:text-properties style:text-position="sub 58%" officeooo:rsid="0069ece3"/>
    </style:style>
    <style:style style:name="T102" style:family="text">
      <style:text-properties style:text-position="sub 58%" officeooo:rsid="006b5d3c"/>
    </style:style>
    <style:style style:name="T103" style:family="text">
      <style:text-properties style:text-position="sub 58%" officeooo:rsid="006381b9"/>
    </style:style>
    <style:style style:name="T104" style:family="text">
      <style:text-properties style:text-position="sub 58%" officeooo:rsid="006ee7f3"/>
    </style:style>
    <style:style style:name="T105" style:family="text">
      <style:text-properties style:text-position="sub 58%" style:font-name-asian="Noto Sans CJK SC Regular" style:font-name-complex="FreeSans2"/>
    </style:style>
    <style:style style:name="T106" style:family="text">
      <style:text-properties style:text-position="sub 58%" officeooo:rsid="00a444b7"/>
    </style:style>
    <style:style style:name="T107" style:family="text">
      <style:text-properties style:text-position="sub 58%" officeooo:rsid="00ba84d9"/>
    </style:style>
    <style:style style:name="T108" style:family="text">
      <style:text-properties style:text-position="sub 58%" officeooo:rsid="00bc40c7"/>
    </style:style>
    <style:style style:name="T109" style:family="text">
      <style:text-properties style:text-position="sub 58%" officeooo:rsid="00c6f487"/>
    </style:style>
    <style:style style:name="T110" style:family="text">
      <style:text-properties style:text-position="sub 58%" officeooo:rsid="00c754ba"/>
    </style:style>
    <style:style style:name="T111" style:family="text">
      <style:text-properties style:text-position="sub 58%" officeooo:rsid="00a87af1"/>
    </style:style>
    <style:style style:name="T112" style:family="text">
      <style:text-properties style:text-position="sub 58%" officeooo:rsid="00e7da66"/>
    </style:style>
    <style:style style:name="T113" style:family="text">
      <style:text-properties style:text-position="sub 58%" fo:language="en" fo:country="US"/>
    </style:style>
    <style:style style:name="T114" style:family="text">
      <style:text-properties style:text-position="sub 58%" fo:language="en" fo:country="US" officeooo:rsid="00ec19a8"/>
    </style:style>
    <style:style style:name="T115" style:family="text">
      <style:text-properties style:text-position="sub 58%" fo:language="en" fo:country="US" officeooo:rsid="00fbbd8e"/>
    </style:style>
    <style:style style:name="T116" style:family="text">
      <style:text-properties style:text-position="sub 58%" officeooo:rsid="00cf48e9"/>
    </style:style>
    <style:style style:name="T117" style:family="text">
      <style:text-properties style:text-position="sub 58%" officeooo:rsid="00f13f31"/>
    </style:style>
    <style:style style:name="T118" style:family="text">
      <style:text-properties style:text-position="sub 58%" officeooo:rsid="00f2c970"/>
    </style:style>
    <style:style style:name="T119" style:family="text">
      <style:text-properties style:text-position="sub 58%" officeooo:rsid="0100c081"/>
    </style:style>
    <style:style style:name="T120" style:family="text">
      <style:text-properties style:text-position="sub 58%" officeooo:rsid="01015508"/>
    </style:style>
    <style:style style:name="T121" style:family="text">
      <style:text-properties style:text-position="sub 58%" officeooo:rsid="010a8d4b"/>
    </style:style>
    <style:style style:name="T122" style:family="text">
      <style:text-properties style:text-position="sub 58%" officeooo:rsid="0112266d"/>
    </style:style>
    <style:style style:name="T123" style:family="text">
      <style:text-properties style:text-position="sub 58%" officeooo:rsid="012e4e51"/>
    </style:style>
    <style:style style:name="T124" style:family="text">
      <style:text-properties style:text-position="sub 58%" officeooo:rsid="0130ea1f"/>
    </style:style>
    <style:style style:name="T125" style:family="text">
      <style:text-properties style:text-position="sub 58%" officeooo:rsid="0131fb68"/>
    </style:style>
    <style:style style:name="T126" style:family="text">
      <style:text-properties style:text-position="sub 58%" officeooo:rsid="0132afe0"/>
    </style:style>
    <style:style style:name="T127" style:family="text">
      <style:text-properties style:text-position="sub 58%" officeooo:rsid="01248f82"/>
    </style:style>
    <style:style style:name="T128" style:family="text">
      <style:text-properties style:text-position="sub 58%" fo:font-size="10pt" fo:font-weight="normal" officeooo:rsid="00921dfb" style:font-size-asian="10pt" style:font-weight-asian="normal" style:font-size-complex="10pt" style:font-weight-complex="normal"/>
    </style:style>
    <style:style style:name="T129" style:family="text">
      <style:text-properties style:text-position="sub 58%" officeooo:rsid="00c89aaf"/>
    </style:style>
    <style:style style:name="T130" style:family="text">
      <style:text-properties style:text-position="sub 58%" officeooo:rsid="013b947e"/>
    </style:style>
    <style:style style:name="T131" style:family="text">
      <style:text-properties style:text-position="sub 58%" officeooo:rsid="013d689d"/>
    </style:style>
    <style:style style:name="T132" style:family="text">
      <style:text-properties style:text-position="sub 58%" officeooo:rsid="013d1165"/>
    </style:style>
    <style:style style:name="T133" style:family="text">
      <style:text-properties style:text-position="sub 58%" officeooo:rsid="013e0316"/>
    </style:style>
    <style:style style:name="T134" style:family="text">
      <style:text-properties style:text-position="sub 58%" officeooo:rsid="0140b26b"/>
    </style:style>
    <style:style style:name="T135" style:family="text">
      <style:text-properties style:text-position="super 58%"/>
    </style:style>
    <style:style style:name="T136" style:family="text">
      <style:text-properties style:text-position="super 58%" officeooo:rsid="00114b91"/>
    </style:style>
    <style:style style:name="T137" style:family="text">
      <style:text-properties fo:font-weight="normal" officeooo:rsid="001c5ad4" style:font-weight-asian="normal" style:font-weight-complex="normal"/>
    </style:style>
    <style:style style:name="T138" style:family="text">
      <style:text-properties fo:font-weight="normal" officeooo:rsid="00c6c305" style:font-weight-asian="normal" style:font-weight-complex="normal"/>
    </style:style>
    <style:style style:name="T139" style:family="text">
      <style:text-properties fo:font-weight="normal" officeooo:rsid="001e9fb4" style:font-weight-asian="normal" style:font-weight-complex="normal"/>
    </style:style>
    <style:style style:name="T140" style:family="text">
      <style:text-properties fo:font-weight="normal" officeooo:rsid="0056cf35" style:font-weight-asian="normal" style:font-weight-complex="normal"/>
    </style:style>
    <style:style style:name="T141" style:family="text">
      <style:text-properties fo:font-weight="normal" officeooo:rsid="00d1966a" style:font-weight-asian="normal" style:font-weight-complex="normal"/>
    </style:style>
    <style:style style:name="T142" style:family="text">
      <style:text-properties fo:font-weight="normal" officeooo:rsid="005c1065" style:font-weight-asian="normal" style:font-weight-complex="normal"/>
    </style:style>
    <style:style style:name="T143" style:family="text">
      <style:text-properties fo:font-weight="normal" officeooo:rsid="005b1887" style:font-weight-asian="normal" style:font-weight-complex="normal"/>
    </style:style>
    <style:style style:name="T144" style:family="text">
      <style:text-properties fo:font-weight="normal" officeooo:rsid="01248f82" style:font-weight-asian="normal" style:font-weight-complex="normal"/>
    </style:style>
    <style:style style:name="T145" style:family="text">
      <style:text-properties fo:font-weight="normal" officeooo:rsid="0129897a" style:font-weight-asian="normal" style:font-weight-complex="normal"/>
    </style:style>
    <style:style style:name="T146" style:family="text">
      <style:text-properties fo:font-weight="normal" officeooo:rsid="0134119b" style:font-weight-asian="normal" style:font-weight-complex="normal"/>
    </style:style>
    <style:style style:name="T147" style:family="text">
      <style:text-properties fo:font-weight="normal" officeooo:rsid="01366997" style:font-weight-asian="normal" style:font-weight-complex="normal"/>
    </style:style>
    <style:style style:name="T148" style:family="text">
      <style:text-properties officeooo:rsid="001c5ad4"/>
    </style:style>
    <style:style style:name="T149" style:family="text">
      <style:text-properties officeooo:rsid="00114b91"/>
    </style:style>
    <style:style style:name="T150" style:family="text">
      <style:text-properties officeooo:rsid="001e9fb4"/>
    </style:style>
    <style:style style:name="T151" style:family="text">
      <style:text-properties officeooo:rsid="0022982b"/>
    </style:style>
    <style:style style:name="T152" style:family="text">
      <style:text-properties officeooo:rsid="001d8000"/>
    </style:style>
    <style:style style:name="T153" style:family="text">
      <style:text-properties officeooo:rsid="004dcd95"/>
    </style:style>
    <style:style style:name="T154" style:family="text">
      <style:text-properties officeooo:rsid="005b1887"/>
    </style:style>
    <style:style style:name="T155" style:family="text">
      <style:text-properties officeooo:rsid="005b5d22"/>
    </style:style>
    <style:style style:name="T156" style:family="text">
      <style:text-properties officeooo:rsid="00629f5b"/>
    </style:style>
    <style:style style:name="T157" style:family="text">
      <style:text-properties style:font-name="Liberation Sans1" fo:font-size="10pt" style:font-size-asian="10pt" style:font-size-complex="10pt"/>
    </style:style>
    <style:style style:name="T158" style:family="text">
      <style:text-properties style:font-name="Liberation Sans1" fo:font-size="10pt" officeooo:rsid="012ed03c" style:font-size-asian="10pt" style:font-size-complex="10pt"/>
    </style:style>
    <style:style style:name="T159" style:family="text">
      <style:text-properties style:font-name="Liberation Sans1" fo:font-size="10pt" style:font-size-asian="8.75pt" style:font-size-complex="10pt"/>
    </style:style>
    <style:style style:name="T160" style:family="text">
      <style:text-properties style:font-name="Liberation Sans1" fo:font-size="10pt" officeooo:rsid="006381b9" style:font-size-asian="8.75pt" style:font-size-complex="10pt"/>
    </style:style>
    <style:style style:name="T161" style:family="text">
      <style:text-properties style:font-name="Liberation Sans1" fo:font-size="10pt" officeooo:rsid="00987bcd" style:font-size-asian="8.75pt" style:font-size-complex="10pt"/>
    </style:style>
    <style:style style:name="T162" style:family="text">
      <style:text-properties style:font-name="Liberation Sans1" fo:font-size="10pt" officeooo:rsid="0099a6c3" style:font-size-asian="8.75pt" style:font-size-complex="10pt"/>
    </style:style>
    <style:style style:name="T163" style:family="text">
      <style:text-properties style:font-name="Liberation Sans1" fo:font-size="10pt" fo:language="en" fo:country="US" style:font-size-asian="10pt" style:font-size-complex="10pt"/>
    </style:style>
    <style:style style:name="T164" style:family="text">
      <style:text-properties style:font-name="Liberation Sans1" fo:font-size="10pt" fo:language="en" fo:country="US" officeooo:rsid="0077f63c" style:font-size-asian="10pt" style:font-size-complex="10pt"/>
    </style:style>
    <style:style style:name="T165" style:family="text">
      <style:text-properties style:font-name="Liberation Sans1" fo:font-size="10pt" fo:language="en" fo:country="US" officeooo:rsid="01248f82" style:font-size-asian="10pt" style:font-size-complex="10pt"/>
    </style:style>
    <style:style style:name="T166" style:family="text">
      <style:text-properties style:font-name="Liberation Sans1" fo:font-size="10pt" fo:language="en" fo:country="US" officeooo:rsid="00a0b0a1" style:font-size-asian="10pt" style:font-size-complex="10pt"/>
    </style:style>
    <style:style style:name="T167" style:family="text">
      <style:text-properties style:font-name="Liberation Sans1" fo:font-size="10pt" fo:language="en" fo:country="US" officeooo:rsid="005b5d22" style:font-size-asian="10pt" style:font-size-complex="10pt"/>
    </style:style>
    <style:style style:name="T168" style:family="text">
      <style:text-properties style:font-name="Liberation Sans1" fo:font-size="10pt" fo:language="en" fo:country="US" officeooo:rsid="0129897a" style:font-size-asian="10pt" style:font-size-complex="10pt"/>
    </style:style>
    <style:style style:name="T169" style:family="text">
      <style:text-properties style:font-name="Liberation Sans1" fo:font-size="10pt" fo:language="en" fo:country="US" officeooo:rsid="00c5d08a" style:font-size-asian="10pt" style:font-size-complex="10pt"/>
    </style:style>
    <style:style style:name="T170" style:family="text">
      <style:text-properties style:font-name="Liberation Sans1" fo:font-size="10pt" fo:language="en" fo:country="US" officeooo:rsid="00844f6b" style:font-size-asian="10pt" style:font-size-complex="10pt"/>
    </style:style>
    <style:style style:name="T171" style:family="text">
      <style:text-properties style:font-name="Liberation Sans1" fo:font-size="10pt" fo:language="en" fo:country="US" officeooo:rsid="012e4e51" style:font-size-asian="10pt" style:font-size-complex="10pt"/>
    </style:style>
    <style:style style:name="T172" style:family="text">
      <style:text-properties style:font-name="Liberation Sans1" fo:font-size="10pt" fo:language="en" fo:country="US" officeooo:rsid="01340ac9" style:font-size-asian="10pt" style:font-size-complex="10pt"/>
    </style:style>
    <style:style style:name="T173" style:family="text">
      <style:text-properties style:font-name="Liberation Sans1" fo:font-size="10pt" fo:language="en" fo:country="US" fo:font-weight="normal" officeooo:rsid="0056cf35" style:font-size-asian="10pt" style:font-weight-asian="normal" style:font-size-complex="10pt" style:font-weight-complex="normal"/>
    </style:style>
    <style:style style:name="T174" style:family="text">
      <style:text-properties style:font-name="Liberation Sans1" fo:font-size="10pt" fo:language="en" fo:country="US" fo:font-weight="normal" officeooo:rsid="00d1966a" style:font-size-asian="10pt" style:font-weight-asian="normal" style:font-size-complex="10pt" style:font-weight-complex="normal"/>
    </style:style>
    <style:style style:name="T175" style:family="text">
      <style:text-properties style:font-name="Liberation Sans1" fo:font-size="10pt" fo:language="en" fo:country="US" fo:font-weight="normal" officeooo:rsid="005c1065" style:font-size-asian="10pt" style:font-weight-asian="normal" style:font-size-complex="10pt" style:font-weight-complex="normal"/>
    </style:style>
    <style:style style:name="T176" style:family="text">
      <style:text-properties style:font-name="Liberation Sans1" fo:font-size="10pt" fo:language="en" fo:country="US" fo:font-weight="normal" officeooo:rsid="005b1887" style:font-size-asian="10pt" style:font-weight-asian="normal" style:font-size-complex="10pt" style:font-weight-complex="normal"/>
    </style:style>
    <style:style style:name="T177" style:family="text">
      <style:text-properties style:font-name="Liberation Sans1" fo:font-size="10pt" fo:language="en" fo:country="US" fo:font-weight="normal" officeooo:rsid="01248f82" style:font-size-asian="10pt" style:font-weight-asian="normal" style:font-size-complex="10pt" style:font-weight-complex="normal"/>
    </style:style>
    <style:style style:name="T178" style:family="text">
      <style:text-properties style:font-name="Liberation Sans1" fo:font-size="10pt" fo:language="en" fo:country="US" fo:font-weight="normal" officeooo:rsid="0129897a" style:font-size-asian="10pt" style:font-weight-asian="normal" style:font-size-complex="10pt" style:font-weight-complex="normal"/>
    </style:style>
    <style:style style:name="T179" style:family="text">
      <style:text-properties style:font-name="Liberation Sans1" fo:font-size="10pt" fo:language="en" fo:country="US" fo:font-weight="normal" officeooo:rsid="01340ac9" style:font-size-asian="10pt" style:font-weight-asian="normal" style:font-size-complex="10pt" style:font-weight-complex="normal"/>
    </style:style>
    <style:style style:name="T180" style:family="text">
      <style:text-properties style:font-name="Liberation Sans1" officeooo:rsid="00d14837"/>
    </style:style>
    <style:style style:name="T181" style:family="text">
      <style:text-properties style:font-name="Liberation Sans1" fo:language="en" fo:country="US" fo:font-weight="bold" style:font-weight-asian="bold" style:font-weight-complex="bold"/>
    </style:style>
    <style:style style:name="T182" style:family="text">
      <style:text-properties style:font-name="Liberation Sans1" fo:language="en" fo:country="US" fo:font-weight="bold" officeooo:rsid="0064d661" style:font-weight-asian="bold" style:font-weight-complex="bold"/>
    </style:style>
    <style:style style:name="T183" style:family="text">
      <style:text-properties style:font-name="Liberation Sans1" fo:language="en" fo:country="US" fo:font-weight="bold" officeooo:rsid="004dcd95" style:font-weight-asian="bold" style:font-weight-complex="bold"/>
    </style:style>
    <style:style style:name="T184" style:family="text">
      <style:text-properties style:font-name="Liberation Sans1" fo:language="en" fo:country="US" fo:font-weight="bold" officeooo:rsid="009b22e5" style:font-weight-asian="bold" style:font-weight-complex="bold"/>
    </style:style>
    <style:style style:name="T185" style:family="text">
      <style:text-properties style:font-name="Liberation Sans1" fo:language="en" fo:country="US" fo:font-weight="bold" officeooo:rsid="012d2e99" style:font-weight-asian="bold" style:font-weight-complex="bold"/>
    </style:style>
    <style:style style:name="T186" style:family="text">
      <style:text-properties style:font-name="Liberation Sans1" fo:language="en" fo:country="US" fo:font-weight="bold" officeooo:rsid="012e4e51" style:font-weight-asian="bold" style:font-weight-complex="bold"/>
    </style:style>
    <style:style style:name="T187" style:family="text">
      <style:text-properties style:font-name="Liberation Sans1" officeooo:rsid="00efb16a"/>
    </style:style>
    <style:style style:name="T188" style:family="text">
      <style:text-properties style:font-name="Liberation Sans1" officeooo:rsid="00f13f31"/>
    </style:style>
    <style:style style:name="T189" style:family="text">
      <style:text-properties style:font-name="Liberation Sans1" officeooo:rsid="00f2c970"/>
    </style:style>
    <style:style style:name="T190" style:family="text">
      <style:text-properties style:font-name="Liberation Sans1" officeooo:rsid="0103cf83"/>
    </style:style>
    <style:style style:name="T191" style:family="text">
      <style:text-properties style:font-name="Liberation Sans1" officeooo:rsid="013bf727"/>
    </style:style>
    <style:style style:name="T192" style:family="text">
      <style:text-properties officeooo:rsid="006381b9"/>
    </style:style>
    <style:style style:name="T193" style:family="text">
      <style:text-properties officeooo:rsid="0069ece3"/>
    </style:style>
    <style:style style:name="T194" style:family="text">
      <style:text-properties officeooo:rsid="0077f63c"/>
    </style:style>
    <style:style style:name="T195" style:family="text">
      <style:text-properties officeooo:rsid="0091ed21"/>
    </style:style>
    <style:style style:name="T196" style:family="text">
      <style:text-properties officeooo:rsid="00921dfb"/>
    </style:style>
    <style:style style:name="T197" style:family="text">
      <style:text-properties officeooo:rsid="00987bcd"/>
    </style:style>
    <style:style style:name="T198" style:family="text">
      <style:text-properties style:font-name="Liberation Sans" style:font-name-asian="Liberation Sans" style:font-name-complex="Liberation Sans"/>
    </style:style>
    <style:style style:name="T199" style:family="text">
      <style:text-properties style:font-name-asian="Noto Sans CJK SC Regular" style:font-name-complex="FreeSans2"/>
    </style:style>
    <style:style style:name="T200" style:family="text">
      <style:text-properties officeooo:rsid="009f2cb1"/>
    </style:style>
    <style:style style:name="T201" style:family="text">
      <style:text-properties officeooo:rsid="00a444b7"/>
    </style:style>
    <style:style style:name="T202" style:family="text">
      <style:text-properties officeooo:rsid="00b00c00"/>
    </style:style>
    <style:style style:name="T203" style:family="text">
      <style:text-properties officeooo:rsid="00ba84d9"/>
    </style:style>
    <style:style style:name="T204" style:family="text">
      <style:text-properties officeooo:rsid="00c49749"/>
    </style:style>
    <style:style style:name="T205" style:family="text">
      <style:text-properties officeooo:rsid="00c6c305"/>
    </style:style>
    <style:style style:name="T206" style:family="text">
      <style:text-properties officeooo:rsid="00cf48e9"/>
    </style:style>
    <style:style style:name="T207" style:family="text">
      <style:text-properties fo:language="en" fo:country="US"/>
    </style:style>
    <style:style style:name="T208" style:family="text">
      <style:text-properties fo:language="en" fo:country="US" officeooo:rsid="00986910"/>
    </style:style>
    <style:style style:name="T209" style:family="text">
      <style:text-properties fo:language="en" fo:country="US" officeooo:rsid="00ec19a8"/>
    </style:style>
    <style:style style:name="T210" style:family="text">
      <style:text-properties fo:language="en" fo:country="US" officeooo:rsid="00fbbd8e"/>
    </style:style>
    <style:style style:name="T211" style:family="text">
      <style:text-properties officeooo:rsid="00ec19a8"/>
    </style:style>
    <style:style style:name="T212" style:family="text">
      <style:text-properties officeooo:rsid="00f13f31"/>
    </style:style>
    <style:style style:name="T213" style:family="text">
      <style:text-properties officeooo:rsid="00f2c970"/>
    </style:style>
    <style:style style:name="T214" style:family="text">
      <style:text-properties officeooo:rsid="0100c081"/>
    </style:style>
    <style:style style:name="T215" style:family="text">
      <style:text-properties officeooo:rsid="0103cf83"/>
    </style:style>
    <style:style style:name="T216" style:family="text">
      <style:text-properties officeooo:rsid="0112266d"/>
    </style:style>
    <style:style style:name="T217" style:family="text">
      <style:text-properties officeooo:rsid="012e4e51"/>
    </style:style>
    <style:style style:name="T218" style:family="text">
      <style:text-properties officeooo:rsid="0130ea1f"/>
    </style:style>
    <style:style style:name="T219" style:family="text">
      <style:text-properties officeooo:rsid="0131fb68"/>
    </style:style>
    <style:style style:name="T220" style:family="text">
      <style:text-properties officeooo:rsid="0132afe0"/>
    </style:style>
    <style:style style:name="T221" style:family="text">
      <style:text-properties officeooo:rsid="01248f82"/>
    </style:style>
    <style:style style:name="T222" style:family="text">
      <style:text-properties officeooo:rsid="0129897a"/>
    </style:style>
    <style:style style:name="T223" style:family="text">
      <style:text-properties officeooo:rsid="00a0b0a1"/>
    </style:style>
    <style:style style:name="T224" style:family="text">
      <style:text-properties officeooo:rsid="0064d661"/>
    </style:style>
    <style:style style:name="T225" style:family="text">
      <style:text-properties officeooo:rsid="0139ad5f"/>
    </style:style>
    <style:style style:name="T226" style:family="text">
      <style:text-properties officeooo:rsid="013b947e"/>
    </style:style>
    <style:style style:name="T227" style:family="text">
      <style:text-properties officeooo:rsid="013bf727"/>
    </style:style>
    <style:style style:name="T228" style:family="text">
      <style:text-properties officeooo:rsid="00d14837"/>
    </style:style>
    <style:style style:name="T229" style:family="text">
      <style:text-properties officeooo:rsid="00efb16a"/>
    </style:style>
    <style:style style:name="T230" style:family="text">
      <style:text-properties officeooo:rsid="013d1165"/>
    </style:style>
    <style:style style:name="T231" style:family="text">
      <style:text-properties officeooo:rsid="013d689d"/>
    </style:style>
    <style:style style:name="T232" style:family="text">
      <style:text-properties officeooo:rsid="013e0316"/>
    </style:style>
    <style:style style:name="T233" style:family="text">
      <style:text-properties fo:font-size="10pt" fo:font-weight="normal" officeooo:rsid="00921dfb" style:font-size-asian="10pt" style:font-weight-asian="normal" style:font-size-complex="10pt" style:font-weight-complex="normal"/>
    </style:style>
    <style:style style:name="T234" style:family="text">
      <style:text-properties officeooo:rsid="013fe9ec"/>
    </style:style>
    <style:style style:name="T235" style:family="text">
      <style:text-properties officeooo:rsid="01402a78"/>
    </style:style>
    <style:style style:name="T236" style:family="text">
      <style:text-properties officeooo:rsid="0140b26b"/>
    </style:style>
    <style:style style:name="T237" style:family="text">
      <style:text-properties officeooo:rsid="0142ad15"/>
    </style:style>
    <style:style style:name="T238" style:family="text">
      <style:text-properties officeooo:rsid="0143e348"/>
    </style:style>
    <style:style style:name="T239" style:family="text">
      <style:text-properties officeooo:rsid="01459d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caling Definitions <text:line-break/></text:p>
      <text:p text:style-name="P47"/>
      <text:p text:style-name="P47">1) Consensus <text:span text:style-name="T153">(Old) </text:span></text:p>
      <text:p text:style-name="P1"/>
      <text:p text:style-name="P2">Define</text:p>
      <text:p text:style-name="P1"/>
      <text:p text:style-name="P20">T<text:span text:style-name="T53">R</text:span> = <text:span text:style-name="T202">3</text:span>000 bytes ; Reference Transaction weight. <text:span text:style-name="T206">Note: </text:span>T<text:span text:style-name="T53">R</text:span> <text:span text:style-name="T206">must be greater than T</text:span><text:span text:style-name="T116">2</text:span><text:span text:style-name="T42">.</text:span><text:span text:style-name="T206"> T</text:span><text:span text:style-name="T116">2</text:span><text:span text:style-name="T206"> equals the we</text:span>ight in bytes of a 2 input and 2 output transaction.</text:p>
      <text:p text:style-name="P1"/>
      <text:p text:style-name="P1">Z<text:span text:style-name="T53">M</text:span> = 300000 bytes ; Minimum penalty free zone.</text:p>
      <text:p text:style-name="P1"/>
      <text:p text:style-name="P1">M<text:span text:style-name="T53">B</text:span> = Block weight in bytes.</text:p>
      <text:p text:style-name="P1"/>
      <text:p text:style-name="P21">M<text:span text:style-name="T53">L</text:span> = The median over the last 100000 blocks of max((min (M<text:span text:style-name="T53">B</text:span> , <text:span text:style-name="T217">1.7</text:span>M<text:span text:style-name="T53">L</text:span>), Z<text:span text:style-name="T53">M</text:span> , M<text:span text:style-name="T53">L</text:span>/<text:span text:style-name="T217">1.7</text:span>) ; recursive calculation for M<text:span text:style-name="T53">L</text:span> with M<text:span text:style-name="T53">L</text:span> starting at <text:span text:style-name="T216">M</text:span><text:span text:style-name="T122">L</text:span> <text:span text:style-name="T216">of previous 100001 block (currently = Z</text:span><text:span text:style-name="T122">M</text:span><text:span text:style-name="T44">)</text:span>; <text:span text:style-name="T206">L</text:span>ong <text:span text:style-name="T200">t</text:span>erm <text:span text:style-name="T200">m</text:span>edian</text:p>
      <text:p text:style-name="P1"/>
      <text:p text:style-name="P21">M<text:span text:style-name="T53">L</text:span> ; <text:span text:style-name="T217">Dynamic p</text:span>enalty free zone.</text:p>
      <text:p text:style-name="P1"/>
      <text:p text:style-name="Standard"><text:span text:style-name="T163">M</text:span><text:span text:style-name="T91">S</text:span><text:span text:style-name="T163"> = the median over the last 100 blocks of max(M</text:span><text:span text:style-name="T91">B</text:span><text:span text:style-name="T163"> , </text:span><text:span text:style-name="T171">M</text:span><text:span text:style-name="T97">L</text:span><text:span text:style-name="T163">) ; </text:span><text:span text:style-name="T164">Effective s</text:span><text:span text:style-name="T163">hort term median.</text:span></text:p>
      <text:p text:style-name="P1"/>
      <text:p text:style-name="P3">M<text:span text:style-name="T53">N</text:span> = min(M<text:span text:style-name="T53">S</text:span> , 50M<text:span text:style-name="T53">L</text:span>) ; <text:span text:style-name="T193">Median for Penalty calculation.</text:span></text:p>
      <text:p text:style-name="P1"/>
      <text:p text:style-name="P1">R<text:span text:style-name="T53">Base</text:span> = Block Reward.</text:p>
      <text:p text:style-name="P1"/>
      <text:p text:style-name="P14">0 &lt; M<text:span text:style-name="T53">B</text:span> <text:span text:style-name="T198">≤</text:span><text:span text:style-name="T199"> 2M</text:span><text:span text:style-name="T105">N</text:span><text:span text:style-name="T199"> ; Requirement for valid block.</text:span></text:p>
      <text:p text:style-name="P1"/>
      <text:p text:style-name="P1">B = M<text:span text:style-name="T53">B</text:span> /M<text:span text:style-name="T53">N</text:span> - 1 where -1 <text:span text:style-name="T197">&lt;</text:span> B ≤ 1</text:p>
      <text:p text:style-name="P1"/>
      <text:p text:style-name="P1">P<text:span text:style-name="T53">B</text:span> = <text:s/>R<text:span text:style-name="T53">Base</text:span>B<text:span text:style-name="T135">2</text:span> <text:s text:c="2"/>for B &gt; 0 ; Monero applies a penalty P<text:span text:style-name="T53">B</text:span>, to increase the block weight by B; <text:s/>P<text:span text:style-name="T53">B</text:span> = <text:s/>0 for B ≤ 0 </text:p>
      <text:p text:style-name="P1"/>
      <text:p text:style-name="P22"><text:tab/><text:tab/><text:tab/><text:tab/><text:tab/><text:tab/></text:p>
      <text:p text:style-name="P122"><text:span text:style-name="T182">Proposed </text:span><text:span text:style-name="T183">Scaling </text:span><text:span text:style-name="T181">Definitions </text:span><text:span text:style-name="T184">(</text:span><text:span text:style-name="T186">July</text:span><text:span text:style-name="T184"> 202</text:span><text:span text:style-name="T186">5</text:span><text:span text:style-name="T184"> </text:span><text:span text:style-name="T185">update</text:span><text:span text:style-name="T184">)</text:span></text:p>
      <text:p text:style-name="P46"/>
      <text:p text:style-name="P47">1) Consensus (New)</text:p>
      <text:p text:style-name="P1"/>
      <text:p text:style-name="P2">Define</text:p>
      <text:p text:style-name="P1"/>
      <text:p text:style-name="P19">T<text:span text:style-name="T53">R</text:span> = <text:span text:style-name="T217">10</text:span>000 bytes ; Reference Transaction weight. <text:span text:style-name="T206">Note: </text:span>T<text:span text:style-name="T53">R</text:span> <text:span text:style-name="T206">must be greater than T</text:span><text:span text:style-name="T116">2</text:span><text:span text:style-name="T42">.</text:span><text:span text:style-name="T206"> T</text:span><text:span text:style-name="T116">2</text:span><text:span text:style-name="T206"> equals the we</text:span>ight in bytes of a 2 input and 2 output transaction.</text:p>
      <text:p text:style-name="P1"/>
      <text:p text:style-name="P1">Z<text:span text:style-name="T53">M</text:span> = <text:span text:style-name="T217">10</text:span>00000 bytes ; Minimum penalty free zone.</text:p>
      <text:p text:style-name="P1"/>
      <text:p text:style-name="P1">M<text:span text:style-name="T53">B</text:span> = Block weight in bytes.</text:p>
      <text:p text:style-name="P1"/>
      <text:p text:style-name="P1">M<text:span text:style-name="T53">L</text:span> = The median over the last 100000 blocks of max((min (M<text:span text:style-name="T53">B</text:span> , 2M<text:span text:style-name="T53">L</text:span>), Z<text:span text:style-name="T53">M</text:span> , M<text:span text:style-name="T53">L</text:span>/2) ; recursive calculation for M<text:span text:style-name="T53">L</text:span> with M<text:span text:style-name="T53">L</text:span> starting at <text:span text:style-name="T216">M</text:span><text:span text:style-name="T122">L</text:span> <text:span text:style-name="T216">of previous 100001 block (currently = Z</text:span><text:span text:style-name="T122">M</text:span><text:span text:style-name="T44">)</text:span>; <text:span text:style-name="T206">L</text:span>ong <text:span text:style-name="T200">t</text:span>erm <text:span text:style-name="T200">m</text:span>edian</text:p>
      <text:p text:style-name="P1"/>
      <text:p text:style-name="P21">M<text:span text:style-name="T53">L</text:span> ; <text:span text:style-name="T217">Dynamic p</text:span>enalty free zone.</text:p>
      <text:p text:style-name="P1"/>
      <text:p text:style-name="P17">M<text:span text:style-name="T53">S</text:span> = the median over the last 100 blocks of max<text:span text:style-name="T217">(min</text:span>(M<text:span text:style-name="T53">B</text:span> , <text:span text:style-name="T217">16M</text:span><text:span text:style-name="T123">L</text:span><text:span text:style-name="T45">) ,</text:span> <text:span text:style-name="T203">M</text:span><text:span text:style-name="T107">L</text:span>) ; <text:span text:style-name="T194">Effective s</text:span>hort term median.</text:p>
      <text:p text:style-name="P1"/>
      <text:p text:style-name="P17"><text:span text:style-name="T193">M</text:span><text:span text:style-name="T101">N</text:span><text:span text:style-name="T193"> = M</text:span><text:span text:style-name="T101">S</text:span><text:span text:style-name="T193"> ; Median for Penalty calculation.</text:span></text:p>
      <text:p text:style-name="P1"/>
      <text:p text:style-name="P1">R<text:span text:style-name="T53">Base</text:span> = Block Reward.</text:p>
      <text:p text:style-name="P1"/>
      <text:p text:style-name="P14">0 &lt; M<text:span text:style-name="T53">B</text:span> <text:span text:style-name="T198">≤</text:span><text:span text:style-name="T199"> 2M</text:span><text:span text:style-name="T105">N</text:span><text:span text:style-name="T199"> ; Requirement for valid block.</text:span></text:p>
      <text:p text:style-name="P15"/>
      <text:p text:style-name="P1">B = M<text:span text:style-name="T53">B</text:span> /M<text:span text:style-name="T53">N</text:span> - 1 where -1 <text:span text:style-name="T197">&lt;</text:span> B ≤ 1</text:p>
      <text:p text:style-name="P1"/>
      <text:p text:style-name="P1">P<text:span text:style-name="T53">B</text:span> = <text:s/>R<text:span text:style-name="T53">Base</text:span>B<text:span text:style-name="T135">2</text:span> for B &gt; 0 ; Monero applies a penalty P<text:span text:style-name="T53">B</text:span>, to increase the block weight by B; <text:s/>P<text:span text:style-name="T53">B</text:span> = <text:s/>0 for B ≤ 0 </text:p>
      <text:p text:style-name="P1"/>
      <text:p text:style-name="P42">Changes</text:p>
      <text:p text:style-name="P123"><text:span text:style-name="T157"/></text:p>
      <text:p text:style-name="P124"><text:span text:style-name="T157">1) Maximum growth of M</text:span><text:span text:style-name="T77">S</text:span><text:span text:style-name="T157"> is reduced from 50M</text:span><text:span text:style-name="T77">L</text:span><text:span text:style-name="T157"> to 16M</text:span><text:span text:style-name="T77">L</text:span></text:p>
      <text:p text:style-name="P123"><text:span text:style-name="T157">2) Rate of growth and decline of M</text:span><text:span text:style-name="T77">L</text:span><text:span text:style-name="T157"> is increased from 1.7x to 2x</text:span></text:p>
      <text:p text:style-name="P123"><text:span text:style-name="T157">3) T</text:span><text:span text:style-name="T77">R</text:span><text:span text:style-name="T157"> is increased from </text:span><text:span text:style-name="T158">3000 bytes to 10000 bytes</text:span></text:p>
      <text:p text:style-name="P125"><text:span text:style-name="T157">4) Z</text:span><text:span text:style-name="T77">M</text:span><text:span text:style-name="T157"> is increased from 300000 bytes to 1000000 bytes</text:span></text:p>
      <text:p text:style-name="P1"/>
      <text:p text:style-name="P49"><text:span text:style-name="T12">2</text:span><text:span text:style-name="T43">a</text:span><text:span text:style-name="T12">) </text:span><text:span text:style-name="T2">M</text:span><text:span text:style-name="T1">inimum Fee </text:span><text:span text:style-name="T40">For </text:span><text:span text:style-name="T1">Node </text:span><text:span text:style-name="T39">Relay</text:span><text:span text:style-name="T1"> </text:span><text:span text:style-name="T20">(</text:span><text:span text:style-name="T21">O</text:span><text:span text:style-name="T20">ld) </text:span></text:p>
      <text:p text:style-name="P58"/>
      <text:p text:style-name="P118"><text:span text:style-name="T31">W</text:span><text:span text:style-name="T33">e add a, penalty attracting, transaction T with a size of T</text:span><text:span text:style-name="T93">T </text:span><text:span text:style-name="T162">to </text:span><text:span text:style-name="T161">a block of weight M</text:span><text:span text:style-name="T84">B</text:span><text:span text:style-name="T161"> </text:span><text:span text:style-name="T32"><text:s/></text:span></text:p>
      <text:p text:style-name="P60"/>
      <text:p text:style-name="P66">Define</text:p>
      <text:p text:style-name="P66"/>
      <text:p text:style-name="P4"><text:span text:style-name="T1">B</text:span><text:span text:style-name="T53">T</text:span><text:span text:style-name="T1"> = T</text:span><text:span text:style-name="T53">T</text:span><text:span text:style-name="T1"> / M</text:span><text:span text:style-name="T53">N</text:span></text:p>
      <text:p text:style-name="P60"/>
      <text:p text:style-name="P4"><text:span text:style-name="T1">P</text:span><text:span text:style-name="T53">BT</text:span><text:span text:style-name="T1"> = R</text:span><text:span text:style-name="T72">B</text:span><text:span text:style-name="T53">ase</text:span><text:span text:style-name="T1">(B+B</text:span><text:span text:style-name="T53">T</text:span><text:span text:style-name="T1">)</text:span><text:span text:style-name="T135">2</text:span><text:span text:style-name="T1"> <text:s/></text:span><text:span text:style-name="T11">= <text:s/></text:span><text:span text:style-name="T1">R</text:span><text:span text:style-name="T66">b</text:span><text:span text:style-name="T53">ase</text:span><text:span text:style-name="T1">( B</text:span><text:span text:style-name="T135">2</text:span><text:span text:style-name="T1"> </text:span><text:span text:style-name="T11">+</text:span><text:span text:style-name="T1"> <text:s/>2BB</text:span><text:span text:style-name="T53">T</text:span><text:span text:style-name="T1"> + B</text:span><text:span text:style-name="T53">T</text:span><text:span text:style-name="T135">2</text:span><text:span text:style-name="T1"> )</text:span><text:span text:style-name="T11"> </text:span><text:span text:style-name="T1">; The new penalty, where B + B</text:span><text:span text:style-name="T53">T</text:span><text:span text:style-name="T1"> &gt; 0</text:span></text:p>
      <text:p text:style-name="P60"/>
      <text:p text:style-name="P4"><text:span text:style-name="T1">P</text:span><text:span text:style-name="T53">T</text:span><text:span text:style-name="T1"> = P</text:span><text:span text:style-name="T53">BT</text:span><text:span text:style-name="T1"> – P</text:span><text:span text:style-name="T53">B </text:span><text:span text:style-name="T1"><text:s text:c="2"/></text:span><text:span text:style-name="T11">=</text:span><text:span text:style-name="T1"> <text:s/>R</text:span><text:span text:style-name="T66">B</text:span><text:span text:style-name="T53">ase</text:span><text:span text:style-name="T1">(2BB</text:span><text:span text:style-name="T53">T</text:span><text:span text:style-name="T1"> + B</text:span><text:span text:style-name="T53">T</text:span><text:span text:style-name="T135">2</text:span><text:span text:style-name="T1"> ) ; </text:span><text:span text:style-name="T13">Increase in penalty from adding transaction T</text:span></text:p>
      <text:p text:style-name="P60"/>
      <text:p text:style-name="P4"><text:span text:style-name="T1">F</text:span><text:span text:style-name="T53">T</text:span><text:span text:style-name="T1"> = R</text:span><text:span text:style-name="T66">B</text:span><text:span text:style-name="T53">ase</text:span><text:span text:style-name="T1">(2BB</text:span><text:span text:style-name="T53">T</text:span><text:span text:style-name="T1"> + B</text:span><text:span text:style-name="T53">T</text:span><text:span text:style-name="T135">2</text:span><text:span text:style-name="T1"> ) <text:s/>; The additional fee required to overcome the increase in penalty P</text:span><text:span text:style-name="T53">T</text:span><text:span text:style-name="T1"> </text:span></text:p>
      <text:p text:style-name="P60"/>
      <text:p text:style-name="P69">For the case B = 0 this reduces to <text:span text:style-name="T149">F</text:span><text:span text:style-name="T65">T</text:span><text:span text:style-name="T149"> = R</text:span><text:span text:style-name="T66">B</text:span><text:span text:style-name="T65">ase</text:span><text:span text:style-name="T149">B</text:span><text:span text:style-name="T65">T</text:span><text:span text:style-name="T136">2</text:span><text:span text:style-name="T149"> </text:span></text:p>
      <text:p text:style-name="P74"/>
      <text:p text:style-name="P92"><text:span text:style-name="T148">M</text:span><text:span text:style-name="T70">F</text:span><text:span text:style-name="T148"> <text:s/>= <text:s/>M</text:span><text:span text:style-name="T70">L</text:span><text:span text:style-name="T148"> ; Median for minimum fee calculation<text:line-break/></text:span></text:p>
      <text:p text:style-name="P88">To calculate the minimum fee <text:span text:style-name="T201">we consider a transaction of weight T</text:span><text:span text:style-name="T106">R</text:span><text:span text:style-name="T201"> at the start of the penalty, B = 0 with M</text:span><text:span text:style-name="T106">N</text:span><text:span text:style-name="T201"> = M</text:span><text:span text:style-name="T121">F</text:span><text:span text:style-name="T201"> 95% of the fee required to pay the penalty incurred is the minimum fee. </text:span></text:p>
      <text:p text:style-name="P98"/>
      <text:p text:style-name="P10"><text:span text:style-name="T3">B</text:span><text:span text:style-name="T57">R</text:span><text:span text:style-name="T60">L</text:span><text:span text:style-name="T3"> = T</text:span><text:span text:style-name="T56">R</text:span><text:span text:style-name="T3"> / </text:span><text:span text:style-name="T5">M</text:span><text:span text:style-name="T58">F</text:span><text:span text:style-name="T57"> </text:span><text:span text:style-name="T4">; <text:s/></text:span></text:p>
      <text:p text:style-name="P85"/>
      <text:p text:style-name="P76"><text:span text:style-name="T149">F</text:span><text:span text:style-name="T69">R</text:span><text:span text:style-name="T149"> = R</text:span><text:span text:style-name="T66">B</text:span><text:span text:style-name="T65">ase</text:span><text:span text:style-name="T149">B</text:span><text:span text:style-name="T69">R</text:span><text:span text:style-name="T120">L</text:span><text:span text:style-name="T136">2</text:span><text:span text:style-name="T149"> <text:s/>; <text:s/>Fee required to pay the penalty incurred</text:span></text:p>
      <text:p text:style-name="P76"/>
      <text:p text:style-name="P76"><text:span text:style-name="T150">f</text:span><text:span text:style-name="T69">R</text:span><text:span text:style-name="T150"> = R</text:span><text:span text:style-name="T66">B</text:span><text:span text:style-name="T65">ase</text:span><text:span text:style-name="T149">B</text:span><text:span text:style-name="T69">R</text:span><text:span text:style-name="T120">L</text:span><text:span text:style-name="T149">/M</text:span><text:span text:style-name="T108">F</text:span><text:span text:style-name="T149"> ; Fee required to pay the penalty incurred per byte for a given M</text:span><text:span text:style-name="T108">F</text:span></text:p>
      <text:p text:style-name="P76"/>
      <text:p text:style-name="P76"><text:span text:style-name="T150">f</text:span><text:span text:style-name="T112">I</text:span><text:span text:style-name="T150"> = 0.95f</text:span><text:span text:style-name="T71">R</text:span><text:span text:style-name="T150"> </text:span><text:span text:style-name="T151"><text:s/>; Minimum fee per byte</text:span></text:p>
      <text:p text:style-name="P117"/>
      <text:p text:style-name="P28"><text:span text:style-name="T9"/></text:p>
      <text:p text:style-name="P57"><text:span text:style-name="T15">2</text:span><text:span text:style-name="T19">a</text:span><text:span text:style-name="T15">) </text:span><text:span text:style-name="T16">M</text:span><text:span text:style-name="T14">inimum Fee </text:span><text:span text:style-name="T18">For </text:span><text:span text:style-name="T14">Node </text:span><text:span text:style-name="T17">Relay</text:span><text:span text:style-name="T14"> (New) </text:span></text:p>
      <text:p text:style-name="P59"/>
      <text:p text:style-name="Standard"><text:span text:style-name="T31">W</text:span><text:span text:style-name="T32">e add a, penalty attracting, transaction T with a size of T</text:span><text:span text:style-name="T92">T </text:span><text:span text:style-name="T159"><text:s/></text:span><text:span text:style-name="T161">to a block of weight M</text:span><text:span text:style-name="T84">B</text:span><text:span text:style-name="T161"> </text:span><text:span text:style-name="T32"><text:s/></text:span></text:p>
      <text:p text:style-name="P61"/>
      <text:p text:style-name="P67">Define</text:p>
      <text:p text:style-name="P67"/>
      <text:p text:style-name="P5"><text:span text:style-name="T1">B</text:span><text:span text:style-name="T53">T</text:span><text:span text:style-name="T1"> = T</text:span><text:span text:style-name="T53">T</text:span><text:span text:style-name="T1"> / M</text:span><text:span text:style-name="T53">N</text:span></text:p>
      <text:p text:style-name="P61"/>
      <text:p text:style-name="P6"><text:span text:style-name="T1">P</text:span><text:span text:style-name="T53">BT</text:span><text:span text:style-name="T1"> = R</text:span><text:span text:style-name="T72">B</text:span><text:span text:style-name="T53">ase</text:span><text:span text:style-name="T1">(B+B</text:span><text:span text:style-name="T53">T</text:span><text:span text:style-name="T1">)</text:span><text:span text:style-name="T135">2</text:span><text:span text:style-name="T1"> <text:s/></text:span><text:span text:style-name="T11">= <text:s/></text:span><text:span text:style-name="T1">R</text:span><text:span text:style-name="T66">b</text:span><text:span text:style-name="T53">ase</text:span><text:span text:style-name="T1">( B</text:span><text:span text:style-name="T135">2</text:span><text:span text:style-name="T1"> </text:span><text:span text:style-name="T11">+</text:span><text:span text:style-name="T1"> <text:s/>2BB</text:span><text:span text:style-name="T53">T</text:span><text:span text:style-name="T1"> + B</text:span><text:span text:style-name="T53">T</text:span><text:span text:style-name="T135">2</text:span><text:span text:style-name="T1"> )</text:span><text:span text:style-name="T11"> </text:span><text:span text:style-name="T1">; The new penalty, where B + B</text:span><text:span text:style-name="T53">T</text:span><text:span text:style-name="T1"> &gt; 0</text:span></text:p>
      <text:p text:style-name="P62"/>
      <text:p text:style-name="P6"><text:span text:style-name="T1">P</text:span><text:span text:style-name="T53">T</text:span><text:span text:style-name="T1"> = P</text:span><text:span text:style-name="T53">BT</text:span><text:span text:style-name="T1"> – P</text:span><text:span text:style-name="T53">B </text:span><text:span text:style-name="T1"><text:s text:c="2"/></text:span><text:span text:style-name="T11">=</text:span><text:span text:style-name="T1"> <text:s/>R</text:span><text:span text:style-name="T66">B</text:span><text:span text:style-name="T53">ase</text:span><text:span text:style-name="T1">(2BB</text:span><text:span text:style-name="T53">T</text:span><text:span text:style-name="T1"> + B</text:span><text:span text:style-name="T53">T</text:span><text:span text:style-name="T135">2</text:span><text:span text:style-name="T1"> ) ; </text:span><text:span text:style-name="T13">Increase in penalty from adding transaction T</text:span></text:p>
      <text:p text:style-name="P61"/>
      <text:p text:style-name="P7"><text:span text:style-name="T1">F</text:span><text:span text:style-name="T53">T</text:span><text:span text:style-name="T1"> = R</text:span><text:span text:style-name="T66">B</text:span><text:span text:style-name="T53">ase</text:span><text:span text:style-name="T1">(2BB</text:span><text:span text:style-name="T53">T</text:span><text:span text:style-name="T1"> + B</text:span><text:span text:style-name="T53">T</text:span><text:span text:style-name="T135">2</text:span><text:span text:style-name="T1"> ) <text:s/>; The additional fee required to overcome the increase in penalty P</text:span><text:span text:style-name="T53">T</text:span><text:span text:style-name="T1"> </text:span></text:p>
      <text:p text:style-name="P61"/>
      <text:p text:style-name="P70">For the case B = 0 this reduces to <text:span text:style-name="T149">F</text:span><text:span text:style-name="T65">T</text:span><text:span text:style-name="T149"> = R</text:span><text:span text:style-name="T66">B</text:span><text:span text:style-name="T65">ase</text:span><text:span text:style-name="T149">B</text:span><text:span text:style-name="T65">T</text:span><text:span text:style-name="T136">2</text:span><text:span text:style-name="T149"> </text:span></text:p>
      <text:p text:style-name="P64"/>
      <text:p text:style-name="P84"><text:span text:style-name="T137">M</text:span><text:span text:style-name="T54">F</text:span><text:span text:style-name="T137"> = <text:s/></text:span>M<text:span text:style-name="T53">L</text:span> <text:span text:style-name="T214"><text:s/></text:span>; Median for <text:span text:style-name="T152">minimum </text:span>fee calculation</text:p>
      <text:p text:style-name="P84"/>
      <text:p text:style-name="P87">To calculate the minimum fee <text:span text:style-name="T201">we consider a transaction of weight T</text:span><text:span text:style-name="T106">R</text:span><text:span text:style-name="T201"> at the start of the penalty, B = 0 with M</text:span><text:span text:style-name="T106">N</text:span><text:span text:style-name="T201"> = M</text:span><text:span text:style-name="T121">F</text:span><text:span text:style-name="T201"> 95% of the fee required to pay the penalty incurred is the minimum fee. </text:span></text:p>
      <text:p text:style-name="P83"/>
      <text:p text:style-name="P9"><text:span text:style-name="T3">B</text:span><text:span text:style-name="T57">R</text:span><text:span text:style-name="T60">L</text:span><text:span text:style-name="T3"> = T</text:span><text:span text:style-name="T56">R</text:span><text:span text:style-name="T3"> / </text:span><text:span text:style-name="T5">M</text:span><text:span text:style-name="T58">F</text:span><text:span text:style-name="T57"> </text:span><text:span text:style-name="T4">; <text:s/></text:span></text:p>
      <text:p text:style-name="P81"/>
      <text:p text:style-name="P73"><text:span text:style-name="T149">F</text:span><text:span text:style-name="T69">R</text:span><text:span text:style-name="T124">L</text:span><text:span text:style-name="T149"> = R</text:span><text:span text:style-name="T66">B</text:span><text:span text:style-name="T65">ase</text:span><text:span text:style-name="T149">B</text:span><text:span text:style-name="T69">R</text:span><text:span text:style-name="T120">L</text:span><text:span text:style-name="T136">2</text:span><text:span text:style-name="T149"> <text:s/>; <text:s/>Fee required to pay the penalty incurred</text:span></text:p>
      <text:p text:style-name="P71"/>
      <text:p text:style-name="P73"><text:span text:style-name="T150">f</text:span><text:span text:style-name="T69">R</text:span><text:span text:style-name="T124">L</text:span><text:span text:style-name="T150"> = R</text:span><text:span text:style-name="T66">B</text:span><text:span text:style-name="T65">ase</text:span><text:span text:style-name="T149">B</text:span><text:span text:style-name="T69">R</text:span><text:span text:style-name="T120">L</text:span><text:span text:style-name="T149">/M</text:span><text:span text:style-name="T108">F</text:span><text:span text:style-name="T149"> ; Fee required to pay the penalty incurred per byte for a given M</text:span><text:span text:style-name="T108">F</text:span></text:p>
      <text:p text:style-name="P71"/>
      <text:p text:style-name="P75"><text:span text:style-name="T150">f</text:span><text:span text:style-name="T112">I</text:span><text:span text:style-name="T124">L</text:span><text:span text:style-name="T150"> = 0.95f</text:span><text:span text:style-name="T71">R</text:span><text:span text:style-name="T67"> </text:span><text:span text:style-name="T151"><text:s/>; Minimum fee per byte</text:span></text:p>
      <text:p text:style-name="P75"/>
      <text:p text:style-name="P105">Additional, <text:span text:style-name="T235">minimum fee, </text:span><text:span text:style-name="T219">node relay </text:span>requirements for large transactions, <text:span text:style-name="T235">if such transactions are permitted by consensus</text:span></text:p>
      <text:p text:style-name="P105"/>
      <text:p text:style-name="P101">If a transaction has a weight T<text:span text:style-name="T53">T</text:span> &gt; 10000 bytes<text:line-break/><text:span text:style-name="T235">and / </text:span>or more tha<text:span text:style-name="T239">n</text:span> 8 inputs <text:line-break/><text:span text:style-name="T235">and / </text:span>or more than 8 outputs</text:p>
      <text:p text:style-name="P101"/>
      <text:p text:style-name="P77"><text:span text:style-name="T150">f</text:span><text:span text:style-name="T112">I</text:span><text:span text:style-name="T126">N</text:span><text:span text:style-name="T218"> </text:span><text:span text:style-name="T219">= 4</text:span><text:span text:style-name="T150">f</text:span><text:span text:style-name="T112">I</text:span><text:span text:style-name="T124">L</text:span></text:p>
      <text:p text:style-name="P99"/>
      <text:p text:style-name="P102">If a transaction has a weight T<text:span text:style-name="T53">T</text:span> &gt; <text:span text:style-name="T220">2</text:span>0000 bytes<text:line-break/><text:span text:style-name="T235">and / o</text:span>r more tha<text:span text:style-name="T239">n</text:span> <text:span text:style-name="T220">16</text:span> inputs <text:line-break/><text:span text:style-name="T235">and / </text:span>or more than <text:span text:style-name="T220">16</text:span> outputs</text:p>
      <text:p text:style-name="P102"/>
      <text:p text:style-name="P78"><text:span text:style-name="T150">f</text:span><text:span text:style-name="T112">I</text:span><text:span text:style-name="T125">M</text:span><text:span text:style-name="T218"> </text:span><text:span text:style-name="T219">= </text:span><text:span text:style-name="T220">16(M</text:span><text:span text:style-name="T126">F</text:span><text:span text:style-name="T220">/Z</text:span><text:span text:style-name="T126">M</text:span><text:span text:style-name="T220">)</text:span><text:span text:style-name="T150">f</text:span><text:span text:style-name="T112">I</text:span><text:span text:style-name="T124">L</text:span></text:p>
      <text:p text:style-name="P100"/>
      <text:p text:style-name="P103">If a transaction has a weight T<text:span text:style-name="T53">T</text:span> &gt; <text:span text:style-name="T225">4</text:span>0000 bytes<text:line-break/><text:span text:style-name="T235">and / </text:span>or more tha<text:span text:style-name="T239">n</text:span> <text:span text:style-name="T225">32</text:span> inputs <text:line-break/><text:span text:style-name="T235">and / </text:span>or more than <text:span text:style-name="T225">32</text:span> output<text:span text:style-name="T225">s</text:span></text:p>
      <text:p text:style-name="P27"><text:span text:style-name="T9"/></text:p>
      <text:p text:style-name="P80"><text:span text:style-name="T150">f</text:span><text:span text:style-name="T112">I</text:span><text:span text:style-name="T130">H</text:span><text:span text:style-name="T218"> </text:span><text:span text:style-name="T219">= </text:span><text:span text:style-name="T226">200</text:span><text:span text:style-name="T220">(M</text:span><text:span text:style-name="T126">F</text:span><text:span text:style-name="T220">/Z</text:span><text:span text:style-name="T126">M</text:span><text:span text:style-name="T220">)</text:span><text:span text:style-name="T150">f</text:span><text:span text:style-name="T112">I</text:span><text:span text:style-name="T124">L</text:span></text:p>
      <text:p text:style-name="P80"><text:span text:style-name="T124"/></text:p>
      <text:p text:style-name="P104"/>
      <text:p text:style-name="P54"><text:span text:style-name="T215">2b</text:span>) Wallet Fees (<text:span text:style-name="T156">Old</text:span>)</text:p>
      <text:p text:style-name="P53"/>
      <text:p text:style-name="P45"><text:span text:style-name="T140">For the calculation of wallet fees we assume that the next 10 blocks have no transactions, other than the coinba</text:span><text:span text:style-name="T141">se</text:span><text:span text:style-name="T140"> transaction, </text:span><text:span text:style-name="T142">the empty blocks,</text:span><text:span text:style-name="T140"> We then calculate M</text:span><text:span text:style-name="T61">LW</text:span><text:span text:style-name="T140"> </text:span><text:span text:style-name="T147">and M</text:span><text:span text:style-name="T64">SW</text:span><text:span text:style-name="T147"> </text:span><text:span text:style-name="T140">by following the calculation of M</text:span><text:span text:style-name="T62">L</text:span><text:span text:style-name="T140"> </text:span><text:span text:style-name="T147">and M</text:span><text:span text:style-name="T64">S</text:span><text:span text:style-name="T147"> </text:span><text:span text:style-name="T140">at this future point. </text:span><text:span text:style-name="T143">We use the previous </text:span><text:span text:style-name="T144">99990</text:span><text:span text:style-name="T143"> blocks and the future 10 empty blocks </text:span><text:span text:style-name="T145">(100000 blocks) for M</text:span><text:span text:style-name="T63">L</text:span><text:span text:style-name="T7"> </text:span><text:span text:style-name="T8">and the previous 90 blocks and future 10 blocks (100) blocks for M</text:span><text:span text:style-name="T64">S</text:span><text:span text:style-name="T8">.</text:span></text:p>
      <text:p text:style-name="P30"/>
      <text:p text:style-name="P30">Define</text:p>
      <text:p text:style-name="P30"/>
      <text:p text:style-name="P45">M<text:span text:style-name="T53">B</text:span><text:span text:style-name="T73">W</text:span> = <text:span text:style-name="T221">M</text:span><text:span text:style-name="T127">B</text:span><text:span text:style-name="T46"> for the last 99990 blocks<text:line-break/>M</text:span><text:span text:style-name="T127">B</text:span><text:span text:style-name="T73">W</text:span><text:span text:style-name="T46"> = 0 for the future 10 blocks; A value of 0 bytes </text:span><text:span text:style-name="T47">can be</text:span><text:span text:style-name="T46"> used for the empty blocks for the purposes of calculating M</text:span><text:span text:style-name="T127">LW</text:span><text:span text:style-name="T46">.</text:span></text:p>
      <text:p text:style-name="P29"/>
      <text:p text:style-name="P45">M<text:span text:style-name="T53">L</text:span><text:span text:style-name="T73">W</text:span> = The median over the <text:span text:style-name="T221">l</text:span>ast <text:span text:style-name="T221">99990</text:span> blocks <text:span text:style-name="T221">and future 10 blocks </text:span><text:span text:style-name="T222">(100000 blocks)</text:span> of max((min (M<text:span text:style-name="T53">B</text:span><text:span text:style-name="T74">W</text:span> , 2M<text:span text:style-name="T53">L</text:span>), Z<text:span text:style-name="T53">M</text:span> , M<text:span text:style-name="T53">L</text:span>/2) ; <text:s/><text:span text:style-name="T221">The current value of M</text:span><text:span text:style-name="T127">L</text:span><text:span text:style-name="T221"> from consensus is used; </text:span><text:span text:style-name="T223">Effective l</text:span>ong <text:span text:style-name="T223">t</text:span>erm <text:span text:style-name="T223">m</text:span>edian <text:span text:style-name="T155">for wallet fees</text:span></text:p>
      <text:p text:style-name="P12"/>
      <text:p text:style-name="P23">M<text:span text:style-name="T53">L</text:span><text:span text:style-name="T74">W</text:span> ; <text:span text:style-name="T204">P</text:span>enalty free zone <text:span text:style-name="T155">for wallet fees </text:span></text:p>
      <text:p text:style-name="P12"/>
      <text:p text:style-name="P129"><text:span text:style-name="T163">M</text:span><text:span text:style-name="T91">S</text:span><text:span text:style-name="T96">W</text:span><text:span text:style-name="T163"> = the median over the </text:span><text:span text:style-name="T168">l</text:span><text:span text:style-name="T163">ast </text:span><text:span text:style-name="T168">9</text:span><text:span text:style-name="T163">0 blocks </text:span><text:span text:style-name="T168">and future 10 blocks</text:span><text:span text:style-name="T163"> </text:span><text:span text:style-name="T168">(100 blocks) </text:span><text:span text:style-name="T163">of max</text:span><text:span text:style-name="T169">(</text:span><text:span text:style-name="T29">M</text:span><text:span text:style-name="T87">B</text:span><text:span text:style-name="T88">W</text:span><text:span text:style-name="T29"> , M</text:span><text:span text:style-name="T89">L</text:span><text:span text:style-name="T88">W</text:span><text:span text:style-name="T29">)</text:span><text:span text:style-name="T163">; </text:span><text:span text:style-name="T170">Effective s</text:span><text:span text:style-name="T163">hort term median </text:span><text:span text:style-name="T170">for wallet fees</text:span><text:span text:style-name="T163"> </text:span></text:p>
      <text:p text:style-name="P26"/>
      <text:p text:style-name="P95">M<text:span text:style-name="T53">N</text:span><text:span text:style-name="T101">W</text:span> = <text:span text:style-name="T205">min(</text:span>M<text:span text:style-name="T53">S</text:span><text:span text:style-name="T101">W</text:span><text:span text:style-name="T193"> , 50M</text:span><text:span text:style-name="T101">LW</text:span><text:span text:style-name="T193">)</text:span></text:p>
      <text:p text:style-name="P25"><text:span text:style-name="T1"/></text:p>
      <text:p text:style-name="P25"><text:span text:style-name="T1">M</text:span><text:span text:style-name="T53">F</text:span><text:span text:style-name="T75">W</text:span><text:span text:style-name="T1"> = </text:span><text:span text:style-name="T3"><text:s/></text:span><text:span text:style-name="T1">M</text:span><text:span text:style-name="T53">L</text:span><text:span text:style-name="T119">W</text:span><text:span text:style-name="T1"> ; Median for </text:span><text:span text:style-name="T48">wallet </text:span><text:span text:style-name="T1">fee calculation</text:span></text:p>
      <text:p text:style-name="P12"/>
      <text:p text:style-name="P11"><text:span text:style-name="T3">B</text:span><text:span text:style-name="T55">R</text:span><text:span text:style-name="T59">L</text:span><text:span text:style-name="T60">W</text:span><text:span text:style-name="T3"> = T</text:span><text:span text:style-name="T56">R</text:span><text:span text:style-name="T3"> / </text:span><text:span text:style-name="T6">M</text:span><text:span text:style-name="T59">FW </text:span><text:span text:style-name="T6"><text:s/>; <text:s/>Used for the low and normal fees</text:span></text:p>
      <text:p text:style-name="P86"/>
      <text:p text:style-name="P65"><text:span text:style-name="T137">B</text:span><text:span text:style-name="T55">R</text:span><text:span text:style-name="T137"> = T</text:span><text:span text:style-name="T56">R</text:span><text:span text:style-name="T137"> / </text:span><text:span text:style-name="T138">Z</text:span><text:span text:style-name="T59">M </text:span><text:span text:style-name="T138"><text:s/>; <text:s/>Used for the medium and high fees</text:span></text:p>
      <text:p text:style-name="P86"/>
      <text:p text:style-name="P79"><text:span text:style-name="T149">F</text:span><text:span text:style-name="T110">L</text:span><text:span text:style-name="T149"> = R</text:span><text:span text:style-name="T66">B</text:span><text:span text:style-name="T65">ase</text:span><text:span text:style-name="T149">B</text:span><text:span text:style-name="T69">R</text:span><text:span text:style-name="T109">L</text:span><text:span text:style-name="T120">W</text:span><text:span text:style-name="T136">2</text:span><text:span text:style-name="T149"> <text:s/>; Low transaction fee for reference transaction</text:span></text:p>
      <text:p text:style-name="P79"/>
      <text:p text:style-name="P79"><text:span text:style-name="T150">f</text:span><text:span text:style-name="T110">L</text:span><text:span text:style-name="T150"> = R</text:span><text:span text:style-name="T66">B</text:span><text:span text:style-name="T65">ase</text:span><text:span text:style-name="T149">B</text:span><text:span text:style-name="T69">R</text:span><text:span text:style-name="T109">L</text:span><text:span text:style-name="T120">W</text:span><text:span text:style-name="T149">/M</text:span><text:span text:style-name="T68">F</text:span><text:span text:style-name="T76">W</text:span><text:span text:style-name="T149"> ; Low transaction fee per byte for a given M</text:span><text:span text:style-name="T68">F</text:span><text:span text:style-name="T76">W</text:span></text:p>
      <text:p text:style-name="P79"/>
      <text:p text:style-name="P96"><text:span text:style-name="T150">f</text:span><text:span text:style-name="T110">N</text:span><text:span text:style-name="T150"> = 4f</text:span><text:span text:style-name="T110">L</text:span><text:span text:style-name="T150"> <text:s/>;Normal transaction fee per byte for a given M</text:span><text:span text:style-name="T68">F</text:span><text:span text:style-name="T76">W</text:span></text:p>
      <text:p text:style-name="P96"/>
      <text:p text:style-name="P96"><text:span text:style-name="T150">f</text:span><text:span text:style-name="T76">M</text:span><text:span text:style-name="T150"> = 16</text:span><text:span text:style-name="T76"> </text:span><text:span text:style-name="T150">R</text:span><text:span text:style-name="T66">B</text:span><text:span text:style-name="T65">ase</text:span><text:span text:style-name="T149">B</text:span><text:span text:style-name="T69">R</text:span><text:span text:style-name="T149">/M</text:span><text:span text:style-name="T68">F</text:span><text:span text:style-name="T76">W</text:span><text:span text:style-name="T150"> <text:s/>; Medium Transaction fee per byte for a given M</text:span><text:span text:style-name="T68">F</text:span><text:span text:style-name="T76">W</text:span></text:p>
      <text:p text:style-name="P96"/>
      <text:p text:style-name="P23"><text:span text:style-name="T41">f</text:span><text:span text:style-name="T100">P</text:span><text:span text:style-name="T41"> = 2R</text:span><text:span text:style-name="T66">B</text:span><text:span text:style-name="T65">ase</text:span><text:span text:style-name="T10">/M</text:span><text:span text:style-name="T101">N</text:span><text:span text:style-name="T53">W</text:span><text:span text:style-name="T10"> </text:span><text:span text:style-name="T21">= f</text:span><text:span text:style-name="T110">M</text:span><text:span text:style-name="T49">M</text:span><text:span text:style-name="T103">FW</text:span><text:span text:style-name="T49">/(</text:span><text:span text:style-name="T50">8</text:span><text:span text:style-name="T49">B</text:span><text:span text:style-name="T104">R</text:span><text:span text:style-name="T49">M</text:span><text:span text:style-name="T101">N</text:span><text:span text:style-name="T103">W</text:span><text:span text:style-name="T49">)</text:span><text:span text:style-name="T10">; </text:span><text:span text:style-name="T21">Maximum Penalty (B =1)</text:span><text:span text:style-name="T10"> Transaction fee per byte for a given M</text:span><text:span text:style-name="T101">N</text:span><text:span text:style-name="T76">W</text:span></text:p>
      <text:p text:style-name="P79"/>
      <text:p text:style-name="P23"><text:span text:style-name="T192">f</text:span><text:span text:style-name="T103">H</text:span><text:span text:style-name="T192"> = 4f</text:span><text:span text:style-name="T129">M</text:span><text:span text:style-name="T192">max (1, M</text:span><text:span text:style-name="T103">FW</text:span><text:span text:style-name="T192">/(32B</text:span><text:span text:style-name="T111">R</text:span><text:span text:style-name="T192">M</text:span><text:span text:style-name="T102">N</text:span><text:span text:style-name="T103">W</text:span><text:span text:style-name="T192">)</text:span><text:span text:style-name="T224">);</text:span><text:span text:style-name="T192"> High </text:span><text:span text:style-name="T139">Transaction fee per </text:span><text:span text:style-name="T146">byte</text:span></text:p>
      <text:p text:style-name="P90"><text:s/></text:p>
      <text:p text:style-name="P89"/>
      <text:p text:style-name="P68"/>
      <text:p text:style-name="P55"><text:span text:style-name="T215">2b</text:span>) Wallet Fees (<text:span text:style-name="T154">New)</text:span></text:p>
      <text:p text:style-name="P56"/>
      <text:p text:style-name="P128"><text:span text:style-name="T173">For the calculation of wallet fees we assume that the next 10</text:span><text:span text:style-name="T179">00</text:span><text:span text:style-name="T173"> blocks have no transactions, other than the coinba</text:span><text:span text:style-name="T174">se</text:span><text:span text:style-name="T173"> transaction, </text:span><text:span text:style-name="T175">the empty blocks,</text:span><text:span text:style-name="T173"> We then calculate M</text:span><text:span text:style-name="T85">LW</text:span><text:span text:style-name="T173"> by following the calculation of M</text:span><text:span text:style-name="T86">L</text:span><text:span text:style-name="T173"> at this future point. </text:span><text:span text:style-name="T176">We use the previous </text:span><text:span text:style-name="T177">99</text:span><text:span text:style-name="T179">00</text:span><text:span text:style-name="T177">0</text:span><text:span text:style-name="T176"> blocks and the future 10</text:span><text:span text:style-name="T179">00</text:span><text:span text:style-name="T176"> empty blocks </text:span><text:span text:style-name="T178">(100000 blocks) for M</text:span><text:span text:style-name="T90">L</text:span><text:span text:style-name="T30">.</text:span><text:span text:style-name="T178"> </text:span></text:p>
      <text:p text:style-name="P128"><text:span text:style-name="T178"/></text:p>
      <text:p text:style-name="P31"/>
      <text:p text:style-name="P31">Define </text:p>
      <text:p text:style-name="P31"/>
      <text:p text:style-name="P119"><text:span text:style-name="T163">M</text:span><text:span text:style-name="T91">B</text:span><text:span text:style-name="T95">W</text:span><text:span text:style-name="T163"> = </text:span><text:span text:style-name="T165">M</text:span><text:span text:style-name="T94">B</text:span><text:span text:style-name="T34"> for the last 99</text:span><text:span text:style-name="T37">00</text:span><text:span text:style-name="T34">0 blocks<text:line-break/>M</text:span><text:span text:style-name="T94">B</text:span><text:span text:style-name="T95">W</text:span><text:span text:style-name="T34"> = 0 for the future 10</text:span><text:span text:style-name="T37">00</text:span><text:span text:style-name="T34"> blocks; A value of 0 bytes </text:span><text:span text:style-name="T36">can be</text:span><text:span text:style-name="T34"> used for the empty blocks for the purposes of calculating M</text:span><text:span text:style-name="T94">LW</text:span><text:span text:style-name="T35">.</text:span></text:p>
      <text:p text:style-name="P13"/>
      <text:p text:style-name="P120"><text:span text:style-name="T163">M</text:span><text:span text:style-name="T91">L</text:span><text:span text:style-name="T95">W</text:span><text:span text:style-name="T163"> = The median over the </text:span><text:span text:style-name="T165">l</text:span><text:span text:style-name="T163">ast </text:span><text:span text:style-name="T165">99</text:span><text:span text:style-name="T172">00</text:span><text:span text:style-name="T165">0</text:span><text:span text:style-name="T163"> blocks </text:span><text:span text:style-name="T165">and future 1</text:span><text:span text:style-name="T172">00</text:span><text:span text:style-name="T165">0 blocks </text:span><text:span text:style-name="T168">(100000 blocks)</text:span><text:span text:style-name="T163"> of max((min (M</text:span><text:span text:style-name="T91">B</text:span><text:span text:style-name="T96">W</text:span><text:span text:style-name="T163"> , 2M</text:span><text:span text:style-name="T91">L</text:span><text:span text:style-name="T163">), Z</text:span><text:span text:style-name="T91">M</text:span><text:span text:style-name="T163"> , M</text:span><text:span text:style-name="T91">L</text:span><text:span text:style-name="T163">/2) ; <text:s/></text:span><text:span text:style-name="T165">The current value of M</text:span><text:span text:style-name="T94">L</text:span><text:span text:style-name="T165"> from consensus is used; </text:span><text:span text:style-name="T166">Effective l</text:span><text:span text:style-name="T163">ong </text:span><text:span text:style-name="T166">t</text:span><text:span text:style-name="T163">erm </text:span><text:span text:style-name="T166">m</text:span><text:span text:style-name="T163">edian </text:span><text:span text:style-name="T167">for wallet fees</text:span></text:p>
      <text:p text:style-name="P13"/>
      <text:p text:style-name="P16">M<text:span text:style-name="T53">L</text:span><text:span text:style-name="T74">W</text:span> ; <text:span text:style-name="T204">P</text:span>enalty free zone <text:span text:style-name="T155">for wallet fees </text:span></text:p>
      <text:p text:style-name="P13"/>
      <text:p text:style-name="P24"><text:span text:style-name="T1"/></text:p>
      <text:p text:style-name="P24"><text:span text:style-name="T1"/></text:p>
      <text:p text:style-name="P24"/>
      <text:p text:style-name="P24"/>
      <text:p text:style-name="P24"/>
      <text:p text:style-name="P24"><text:span text:style-name="T1"/></text:p>
      <text:p text:style-name="P24"><text:span text:style-name="T1">M</text:span><text:span text:style-name="T53">F</text:span><text:span text:style-name="T75">W</text:span><text:span text:style-name="T1"> = </text:span><text:span text:style-name="T3"><text:s/></text:span><text:span text:style-name="T1">M</text:span><text:span text:style-name="T53">L</text:span><text:span text:style-name="T119">W</text:span><text:span text:style-name="T1"> ; Median for </text:span><text:span text:style-name="T48">wallet </text:span><text:span text:style-name="T1">fee calculation</text:span></text:p>
      <text:p text:style-name="P91"/>
      <text:p text:style-name="P8"><text:span text:style-name="T3">B</text:span><text:span text:style-name="T55">R</text:span><text:span text:style-name="T59">L</text:span><text:span text:style-name="T60">W</text:span><text:span text:style-name="T3"> = T</text:span><text:span text:style-name="T56">R</text:span><text:span text:style-name="T3"> / </text:span><text:span text:style-name="T6">M</text:span><text:span text:style-name="T59">FW </text:span><text:span text:style-name="T6"><text:s/>; <text:s/>Used for the low and normal fees</text:span></text:p>
      <text:p text:style-name="P82"/>
      <text:p text:style-name="P63"><text:span text:style-name="T137">B</text:span><text:span text:style-name="T55">R</text:span><text:span text:style-name="T137"> = T</text:span><text:span text:style-name="T56">R</text:span><text:span text:style-name="T137"> / </text:span><text:span text:style-name="T138">Z</text:span><text:span text:style-name="T59">M </text:span><text:span text:style-name="T138"><text:s/>; <text:s/>Used for the medium and high fees</text:span></text:p>
      <text:p text:style-name="P82"/>
      <text:p text:style-name="P72"><text:span text:style-name="T149">F</text:span><text:span text:style-name="T110">L</text:span><text:span text:style-name="T149"> = R</text:span><text:span text:style-name="T66">B</text:span><text:span text:style-name="T65">ase</text:span><text:span text:style-name="T149">B</text:span><text:span text:style-name="T69">R</text:span><text:span text:style-name="T109">L</text:span><text:span text:style-name="T120">W</text:span><text:span text:style-name="T136">2</text:span><text:span text:style-name="T149"> <text:s/>; Low transaction fee for reference transaction</text:span></text:p>
      <text:p text:style-name="P72"/>
      <text:p text:style-name="P72"><text:span text:style-name="T150">f</text:span><text:span text:style-name="T110">L</text:span><text:span text:style-name="T150"> = R</text:span><text:span text:style-name="T66">B</text:span><text:span text:style-name="T65">ase</text:span><text:span text:style-name="T149">B</text:span><text:span text:style-name="T69">R</text:span><text:span text:style-name="T109">L</text:span><text:span text:style-name="T120">W</text:span><text:span text:style-name="T149">/M</text:span><text:span text:style-name="T68">F</text:span><text:span text:style-name="T76">W</text:span><text:span text:style-name="T149"> ; Low transaction fee per byte for a given M</text:span><text:span text:style-name="T68">F</text:span><text:span text:style-name="T76">W</text:span></text:p>
      <text:p text:style-name="P72"/>
      <text:p text:style-name="P93"><text:span text:style-name="T150">f</text:span><text:span text:style-name="T110">N</text:span><text:span text:style-name="T150"> = 4f</text:span><text:span text:style-name="T110">L</text:span><text:span text:style-name="T150"> <text:s/>;Normal transaction fee per byte for a given M</text:span><text:span text:style-name="T68">F</text:span><text:span text:style-name="T76">W</text:span></text:p>
      <text:p text:style-name="P93"/>
      <text:p text:style-name="P94"><text:span text:style-name="T150">f</text:span><text:span text:style-name="T76">M</text:span><text:span text:style-name="T150"> = 16</text:span><text:span text:style-name="T76"> </text:span><text:span text:style-name="T150">R</text:span><text:span text:style-name="T66">B</text:span><text:span text:style-name="T65">ase</text:span><text:span text:style-name="T149">B</text:span><text:span text:style-name="T69">R</text:span><text:span text:style-name="T149">/M</text:span><text:span text:style-name="T68">F</text:span><text:span text:style-name="T76">W</text:span><text:span text:style-name="T150"> <text:s/>; Medium Transaction fee per byte for a given M</text:span><text:span text:style-name="T68">F</text:span><text:span text:style-name="T76">W</text:span></text:p>
      <text:p text:style-name="P93"/>
      <text:p text:style-name="P126"><text:span text:style-name="T22">f</text:span><text:span text:style-name="T78">P</text:span><text:span text:style-name="T22"> = 2R</text:span><text:span text:style-name="T79">B</text:span><text:span text:style-name="T80">ase</text:span><text:span text:style-name="T23">/M</text:span><text:span text:style-name="T82">F</text:span><text:span text:style-name="T77">W</text:span><text:span text:style-name="T23"> <text:s/></text:span><text:span text:style-name="T24">Maximum Penalty (B =1)</text:span><text:span text:style-name="T23"> Transaction fee per byte </text:span><text:span text:style-name="T27">assuming M</text:span><text:span text:style-name="T82">S</text:span><text:span text:style-name="T27"> =</text:span><text:span text:style-name="T23"> M</text:span><text:span text:style-name="T82">F</text:span><text:span text:style-name="T81">W</text:span></text:p>
      <text:p text:style-name="P107"/>
      <text:p text:style-name="P127"><text:span text:style-name="T160">f</text:span><text:span text:style-name="T83">H</text:span><text:span text:style-name="T160"> = </text:span><text:span text:style-name="T22">f</text:span><text:span text:style-name="T78">P</text:span><text:span text:style-name="T26">;</text:span><text:span text:style-name="T25"> High </text:span><text:span text:style-name="T28">Transaction fee per byte </text:span></text:p>
      <text:p text:style-name="P38"/>
      <text:p text:style-name="P41"/>
      <text:p text:style-name="P106">Changes</text:p>
      <text:p text:style-name="P36"/>
      <text:p text:style-name="P36">1) All fees including the high fee are now based upon M<text:span text:style-name="T53">L</text:span><text:span text:style-name="T134">W</text:span></text:p>
      <text:p text:style-name="P135">with the ratio between fees constant for a given M<text:span text:style-name="T53">LW</text:span>.</text:p>
      <text:p text:style-name="P36">2) The grace period is increased to 1000 blocks. </text:p>
      <text:p text:style-name="P52"><text:soft-page-break/><text:span text:style-name="T215">3</text:span><text:span text:style-name="T228">) </text:span><text:span text:style-name="T227">Transitional considerations for </text:span><text:span text:style-name="T213">Reference transaction, T</text:span><text:span text:style-name="T118">R</text:span><text:span text:style-name="T213">, </text:span><text:span text:style-name="T212">Minimum penalty free zone, Z</text:span><text:span text:style-name="T117">M</text:span><text:span text:style-name="T212">, and </text:span><text:span text:style-name="T229">Median calculation</text:span><text:span text:style-name="T227">s</text:span><text:span text:style-name="T229"> after </text:span><text:span text:style-name="T227">the</text:span><text:span text:style-name="T229"> fork.</text:span></text:p>
      <text:p text:style-name="P44"/>
      <text:p text:style-name="P44"/>
      <text:p text:style-name="P44"/>
      <text:p text:style-name="P112"/>
      <text:p text:style-name="P112"/>
      <text:p text:style-name="P112">Define:</text:p>
      <text:p text:style-name="P112"/>
      <text:p text:style-name="P112"/>
      <text:p text:style-name="P44"/>
      <text:p text:style-name="P112">Z<text:span text:style-name="T53">M</text:span><text:span text:style-name="T133">Ol</text:span><text:span text:style-name="T53">d</text:span> = 300000 bytes <text:span text:style-name="T231">(Z</text:span><text:span text:style-name="T131">M</text:span><text:span text:style-name="T231"> <text:s/>before hard fork)</text:span></text:p>
      <text:p text:style-name="P112"/>
      <text:p text:style-name="P112">M<text:span text:style-name="T53">BOld</text:span> <text:span text:style-name="T231">= Block Weight in bytes (before hard fork) </text:span></text:p>
      <text:p text:style-name="P112"/>
      <text:p text:style-name="P112"/>
      <text:p text:style-name="P112"/>
      <text:p text:style-name="P121"><text:span text:style-name="T190">3</text:span><text:span text:style-name="T180">) </text:span><text:span text:style-name="T191">Transitional considerations for </text:span><text:span text:style-name="T189">Reference transaction, T</text:span><text:span text:style-name="T99">R</text:span><text:span text:style-name="T38">,</text:span><text:span text:style-name="T189"> </text:span><text:span text:style-name="T188">Minimum penalty free zone, Z</text:span><text:span text:style-name="T98">M</text:span><text:span text:style-name="T188">, and </text:span><text:span text:style-name="T187">Median calculation</text:span><text:span text:style-name="T191">s</text:span><text:span text:style-name="T187"> after </text:span><text:span text:style-name="T191">the</text:span><text:span text:style-name="T187"> fork.</text:span></text:p>
      <text:p text:style-name="P18"/>
      <text:p text:style-name="P114"><text:span text:style-name="T208">C</text:span><text:span text:style-name="T207">alculation of M</text:span><text:span text:style-name="T113">L</text:span><text:span text:style-name="T207">, M</text:span><text:span text:style-name="T113">S</text:span><text:span text:style-name="T207">, </text:span><text:span text:style-name="T209">M</text:span><text:span text:style-name="T114">LW</text:span><text:span text:style-name="T209"> and M</text:span><text:span text:style-name="T114">SW </text:span><text:span text:style-name="T210">where </text:span><text:span text:style-name="T211">blocks from a previous </text:span><text:span text:style-name="T230">the </text:span><text:span text:style-name="T211">Monero version are included in a calculation after the fork. <text:s/></text:span><text:span text:style-name="T231">M</text:span><text:span text:style-name="T131">B</text:span><text:span text:style-name="T211"> </text:span><text:span text:style-name="T232">is modified as follows:</text:span></text:p>
      <text:p text:style-name="P115"/>
      <text:p text:style-name="P113"/>
      <text:p text:style-name="P143">T<text:span text:style-name="T53">R</text:span> = 10000 bytes</text:p>
      <text:p text:style-name="P113"/>
      <text:p text:style-name="P113">Z<text:span text:style-name="T53">M</text:span> = 1000000 bytes</text:p>
      <text:p text:style-name="P111"/>
      <text:p text:style-name="P113">For blocks before the hard fork <text:line-break/>M<text:span text:style-name="T53">B</text:span> = <text:s/><text:span text:style-name="T230">M</text:span><text:span text:style-name="T132">BOld</text:span> ( Z<text:span text:style-name="T53">M</text:span> / <text:span text:style-name="T230">Z</text:span><text:span text:style-name="T132">M</text:span><text:span text:style-name="T133">O</text:span><text:span text:style-name="T132">ld</text:span> )</text:p>
      <text:p text:style-name="P113"/>
      <text:p text:style-name="P116">The medians are then calculated normally. </text:p>
      <text:p text:style-name="P113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09"/>
      <text:p text:style-name="P110"/>
      <text:p text:style-name="P110"><text:span text:style-name="T115"/></text:p>
      <text:p text:style-name="P108"/>
      <text:p text:style-name="P50"><text:soft-page-break/><text:span text:style-name="T215">4) </text:span>Wallet Fee <text:span text:style-name="T195">Rounding</text:span></text:p>
      <text:p text:style-name="P51"><text:span text:style-name="T233"/></text:p>
      <text:p text:style-name="P51"><text:span text:style-name="T233">Wallet fees, f</text:span><text:span text:style-name="T128">N</text:span><text:span text:style-name="T233">, f</text:span><text:span text:style-name="T128">L</text:span><text:span text:style-name="T233">, f</text:span><text:span text:style-name="T128">M</text:span><text:span text:style-name="T233">, and f</text:span><text:span text:style-name="T128">H</text:span><text:span text:style-name="T233"> are rounded up to the desired</text:span></text:p>
      <text:p text:style-name="P37">number of significant digits in the significant </text:p>
      <text:p text:style-name="P40"/>
      <text:p text:style-name="P40">Wallet Fee <text:span text:style-name="T196">Rounding </text:span>Examples</text:p>
      <text:p text:style-name="P33"/>
      <text:p text:style-name="P35">Two significant digits</text:p>
      <text:p text:style-name="P35"/>
      <text:p text:style-name="P35">27810<text:tab/><text:tab/>Rounded to : 28000</text:p>
      <text:p text:style-name="P35">37.94 <text:tab/><text:tab/>Rounded to : 38</text:p>
      <text:p text:style-name="P35">0.5555<text:tab/><text:tab/>Rounded to : 0.56</text:p>
      <text:p text:style-name="P97">0.002342<text:tab/>Rounded to : 0.002<text:span text:style-name="T234">4</text:span></text:p>
      <text:p text:style-name="P50"><text:span text:style-name="T215">4) </text:span>Wallet Fee <text:span text:style-name="T195">Rounding</text:span></text:p>
      <text:p text:style-name="P43"/>
      <text:p text:style-name="P37">Wallet fees, f<text:span text:style-name="T53">N</text:span>, f<text:span text:style-name="T53">L</text:span>, f<text:span text:style-name="T53">M</text:span>, and f<text:span text:style-name="T53">H</text:span> are rounded to <text:span text:style-name="T234">2</text:span> significant digits in the significant </text:p>
      <text:p text:style-name="P39"/>
      <text:p text:style-name="P39">Wallet Fee <text:span text:style-name="T196">Rounding </text:span>Examples</text:p>
      <text:p text:style-name="P32"/>
      <text:p text:style-name="P34">Two significant digits</text:p>
      <text:p text:style-name="P34"/>
      <text:p text:style-name="P34">27810<text:tab/><text:tab/>Rounded to : 28000</text:p>
      <text:p text:style-name="P34">37.94 <text:tab/><text:tab/>Rounded to : 38</text:p>
      <text:p text:style-name="P34">0.5555<text:tab/><text:tab/>Rounded to : 0.56</text:p>
      <text:p text:style-name="P136">0.002342<text:tab/>Rounded to : 0.002<text:span text:style-name="T234">3</text:span></text:p>
      <text:p text:style-name="P133"><text:span text:style-name="T236">5</text:span><text:span text:style-name="T215">) </text:span><text:span text:style-name="T236">Transaction Weights</text:span></text:p>
      <text:p text:style-name="P134"><text:span text:style-name="T52"/></text:p>
      <text:p text:style-name="P134"><text:span text:style-name="T52">T</text:span><text:span text:style-name="T51">ransaction weighs are used to account for the different growth rate </text:span><text:span text:style-name="T52">the output proof</text:span><text:span text:style-name="T51"> verification time with the number of </text:span><text:span text:style-name="T52">outputs. This is done at consensus level and can lead to double charging if the fee per byte rate is increased because of an increase in the transaction weight.</text:span></text:p>
      <text:p text:style-name="P132"><text:span text:style-name="T236">5</text:span><text:span text:style-name="T215">) </text:span><text:span text:style-name="T236">Transaction Weights </text:span><text:span text:style-name="T237">(Proposed)</text:span></text:p>
      <text:p text:style-name="P131"/>
      <text:p text:style-name="P137">Breakdown the transaction weight as follows:</text:p>
      <text:p text:style-name="P137"/>
      <text:p text:style-name="P137">1) Base transaction weight:</text:p>
      <text:p text:style-name="P137"/>
      <text:p text:style-name="P137">Use a standard weights based upon the current size in bytes. </text:p>
      <text:p text:style-name="P137"/>
      <text:p text:style-name="P137">2) Input proofs <text:span text:style-name="T238">weight:</text:span></text:p>
      <text:p text:style-name="P137"/>
      <text:p text:style-name="P139">Use a standard weights based upon the current FCMP++ <text:span text:style-name="T238">proof </text:span>size in bytes <text:span text:style-name="T239">and the number of inputs.</text:span></text:p>
      <text:p text:style-name="P137"/>
      <text:p text:style-name="P137">1 input: Current FCMP++ <text:span text:style-name="T238">proof</text:span> size for 1 input</text:p>
      <text:p text:style-name="P137"/>
      <text:p text:style-name="P137">2 inputs: Current FCMP++ <text:span text:style-name="T238">proof</text:span> size for 2 inputs</text:p>
      <text:p text:style-name="P137"/>
      <text:p text:style-name="P137">3 or 4 inputs: Current FCMP++ <text:span text:style-name="T238">proof </text:span>size for 4 inputs</text:p>
      <text:p text:style-name="P137"/>
      <text:p text:style-name="P137">5, 6, 7 or 8 inputs: Current FCMP++ <text:span text:style-name="T238">proof </text:span>size for 8 inputs</text:p>
      <text:p text:style-name="P137"/>
      <text:p text:style-name="P140">More than 8 inputs if applicable: Round up to next power of 2; namely 16 inputs, 32 inputs, etc. and use the current <text:span text:style-name="T237">FCMP++ </text:span>proof <text:span text:style-name="T237">size for </text:span>the corresponding power of 2 number of inputs.</text:p>
      <text:p text:style-name="P140"/>
      <text:p text:style-name="P140">3) Out<text:span text:style-name="T237">put proofs </text:span>weight:</text:p>
      <text:p text:style-name="P140"/>
      <text:p text:style-name="P139">Use a standard weights based upon the current <text:span text:style-name="T238">proof </text:span>size in bytes <text:span text:style-name="T239">and the number of outputs.</text:span></text:p>
      <text:p text:style-name="P140"/>
      <text:p text:style-name="P138">2 <text:span text:style-name="T238">out</text:span>puts: Current <text:span text:style-name="T238">proof</text:span> size for 2 <text:span text:style-name="T238">out</text:span>puts</text:p>
      <text:p text:style-name="P138"/>
      <text:p text:style-name="P138">3 or 4 <text:span text:style-name="T238">out</text:span>puts: Current <text:s/><text:span text:style-name="T238">proof </text:span>size for 4 <text:span text:style-name="T238">out</text:span>puts</text:p>
      <text:p text:style-name="P138"/>
      <text:p text:style-name="P138">5, 6, 7 or 8 <text:span text:style-name="T238">out</text:span>puts: Current <text:span text:style-name="T238">proof </text:span>size for 8 <text:span text:style-name="T238">out</text:span>puts</text:p>
      <text:p text:style-name="P138"/>
      <text:p text:style-name="P140">More than 8 out<text:span text:style-name="T237">puts</text:span> if applicable: Round up to next power of 2; namely 16 out<text:span text:style-name="T237">puts</text:span>, 32 out<text:span text:style-name="T237">puts</text:span>, etc. and use the current <text:span text:style-name="T237"><text:s/></text:span>proof <text:span text:style-name="T237">size for </text:span>the corresponding power of 2 number of out<text:span text:style-name="T237">puts</text:span>.</text:p>
      <text:p text:style-name="P140"/>
      <text:p text:style-name="P141">4) TX extra weight:</text:p>
      <text:p text:style-name="P141"/>
      <text:p text:style-name="P141">Use actual size. </text:p>
      <text:p text:style-name="P141"/>
      <text:p text:style-name="P141">The 1), 2) and 3) standard weights do not change if there is a change in the proof size due to significant adoption (this can happen with FCMP++) or a future hard fork. Verification time is then priced at node relay using the multiple node relay fe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indent="0cm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2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DejaVu Sans" fo:font-family="'DejaVu Sans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7T22:19:18.683675854</meta:creation-date>
    <dc:date>2025-07-16T08:15:18.519479962</dc:date>
    <meta:editing-duration>P5DT21H22M50S</meta:editing-duration>
    <meta:editing-cycles>91</meta:editing-cycles>
    <meta:generator>LibreOffice/24.2.7.2$Linux_X86_64 LibreOffice_project/420$Build-2</meta:generator>
    <meta:print-date>2021-05-22T21:58:09.650440896</meta:print-date>
    <meta:document-statistic meta:table-count="0" meta:image-count="0" meta:object-count="0" meta:page-count="6" meta:paragraph-count="155" meta:word-count="1976" meta:character-count="10100" meta:non-whitespace-character-count="8163"/>
  </office:meta>
</office:document-meta>
</file>